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/>
    </style:style>
    <style:style style:name="P2" style:parent-style-name="Heading2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line-height="125%"/>
    </style:style>
    <style:style style:name="P3" style:parent-style-name="Textbody" style:family="paragraph">
      <style:text-properties fo:font-weight="bold" style:font-weight-asian="bold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>
      <style:text-properties fo:font-weight="bold" style:font-weight-asian="bold"/>
    </style:style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>
      <style:text-properties fo:font-weight="bold" style:font-weight-asian="bold"/>
    </style:style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P132" style:parent-style-name="Textbody" style:family="paragraph"/>
    <style:style style:name="P133" style:parent-style-name="Textbody" style:family="paragraph"/>
    <style:style style:name="P134" style:parent-style-name="Textbody" style:family="paragraph"/>
    <style:style style:name="P135" style:parent-style-name="Textbody" style:family="paragraph"/>
    <style:style style:name="P136" style:parent-style-name="Textbody" style:family="paragraph"/>
    <style:style style:name="P137" style:parent-style-name="Textbody" style:family="paragraph"/>
    <style:style style:name="P138" style:parent-style-name="Textbody" style:family="paragraph"/>
    <style:style style:name="P139" style:parent-style-name="Textbody" style:family="paragraph"/>
    <style:style style:name="P140" style:parent-style-name="Textbody" style:family="paragraph"/>
    <style:style style:name="P141" style:parent-style-name="Textbody" style:family="paragraph"/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Heading2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line-height="125%"/>
    </style:style>
    <style:style style:name="P150" style:parent-style-name="Textbody" style:family="paragraph">
      <style:text-properties fo:font-weight="bold" style:font-weight-asian="bold"/>
    </style:style>
    <style:style style:name="P151" style:parent-style-name="Textbody" style:family="paragraph"/>
    <style:style style:name="P152" style:parent-style-name="Textbody" style:family="paragraph"/>
    <style:style style:name="P153" style:parent-style-name="Textbody" style:family="paragraph"/>
    <style:style style:name="P154" style:parent-style-name="Textbody" style:family="paragraph"/>
    <style:style style:name="P155" style:parent-style-name="Textbody" style:family="paragraph"/>
    <style:style style:name="P156" style:parent-style-name="Textbody" style:family="paragraph"/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Textbody" style:family="paragraph"/>
    <style:style style:name="P169" style:parent-style-name="Textbody" style:family="paragraph"/>
    <style:style style:name="P170" style:parent-style-name="Textbody" style:family="paragraph"/>
    <style:style style:name="P171" style:parent-style-name="Textbody" style:family="paragraph"/>
    <style:style style:name="P172" style:parent-style-name="Textbody" style:family="paragraph"/>
    <style:style style:name="P173" style:parent-style-name="Textbody" style:family="paragraph"/>
    <style:style style:name="P174" style:parent-style-name="Textbody" style:family="paragraph"/>
    <style:style style:name="P175" style:parent-style-name="Textbody" style:family="paragraph"/>
    <style:style style:name="P176" style:parent-style-name="Textbody" style:family="paragraph"/>
    <style:style style:name="P177" style:parent-style-name="Textbody" style:family="paragraph"/>
    <style:style style:name="P178" style:parent-style-name="Textbody" style:family="paragraph"/>
    <style:style style:name="P179" style:parent-style-name="Textbody" style:family="paragraph"/>
    <style:style style:name="P180" style:parent-style-name="Textbody" style:family="paragraph"/>
    <style:style style:name="P181" style:parent-style-name="Textbody" style:family="paragraph"/>
    <style:style style:name="P182" style:parent-style-name="Textbody" style:family="paragraph">
      <style:text-properties fo:font-weight="bold" style:font-weight-asian="bold"/>
    </style:style>
    <style:style style:name="P183" style:parent-style-name="Textbody" style:family="paragraph"/>
    <style:style style:name="P184" style:parent-style-name="Textbody" style:family="paragraph"/>
    <style:style style:name="P185" style:parent-style-name="Textbody" style:family="paragraph"/>
    <style:style style:name="P186" style:parent-style-name="Textbody" style:family="paragraph"/>
    <style:style style:name="P187" style:parent-style-name="Textbody" style:family="paragraph"/>
    <style:style style:name="P188" style:parent-style-name="Textbody" style:family="paragraph"/>
    <style:style style:name="P189" style:parent-style-name="Textbody" style:family="paragraph"/>
    <style:style style:name="P190" style:parent-style-name="Textbody" style:family="paragraph"/>
    <style:style style:name="P191" style:parent-style-name="Textbody" style:family="paragraph"/>
    <style:style style:name="P192" style:parent-style-name="Textbody" style:family="paragraph"/>
    <style:style style:name="P193" style:parent-style-name="Textbody" style:family="paragraph"/>
    <style:style style:name="P194" style:parent-style-name="Textbody" style:family="paragraph"/>
    <style:style style:name="P195" style:parent-style-name="Textbody" style:family="paragraph"/>
    <style:style style:name="P196" style:parent-style-name="Textbody" style:family="paragraph"/>
    <style:style style:name="P197" style:parent-style-name="Textbody" style:family="paragraph"/>
    <style:style style:name="P198" style:parent-style-name="Textbody" style:family="paragraph"/>
    <style:style style:name="P199" style:parent-style-name="Textbody" style:family="paragraph"/>
    <style:style style:name="P200" style:parent-style-name="Textbody" style:family="paragraph"/>
    <style:style style:name="P201" style:parent-style-name="Textbody" style:family="paragraph"/>
    <style:style style:name="P202" style:parent-style-name="Textbody" style:family="paragraph"/>
    <style:style style:name="P203" style:parent-style-name="Textbody" style:family="paragraph"/>
    <style:style style:name="P204" style:parent-style-name="Textbody" style:family="paragraph"/>
    <style:style style:name="P205" style:parent-style-name="Textbody" style:family="paragraph"/>
    <style:style style:name="P206" style:parent-style-name="Textbody" style:family="paragraph"/>
    <style:style style:name="P207" style:parent-style-name="Textbody" style:family="paragraph"/>
    <style:style style:name="P208" style:parent-style-name="Textbody" style:family="paragraph"/>
    <style:style style:name="P209" style:parent-style-name="Textbody" style:family="paragraph"/>
    <style:style style:name="P210" style:parent-style-name="Textbody" style:family="paragraph"/>
    <style:style style:name="P211" style:parent-style-name="Textbody" style:family="paragraph"/>
    <style:style style:name="P212" style:parent-style-name="Textbody" style:family="paragraph"/>
    <style:style style:name="P213" style:parent-style-name="Textbody" style:family="paragraph"/>
    <style:style style:name="P214" style:parent-style-name="Textbody" style:family="paragraph"/>
    <style:style style:name="P215" style:parent-style-name="Textbody" style:family="paragraph"/>
    <style:style style:name="P216" style:parent-style-name="Textbody" style:family="paragraph"/>
    <style:style style:name="P217" style:parent-style-name="Textbody" style:family="paragraph"/>
    <style:style style:name="P218" style:parent-style-name="Textbody" style:family="paragraph"/>
    <style:style style:name="P219" style:parent-style-name="Textbody" style:family="paragraph"/>
    <style:style style:name="P220" style:parent-style-name="Textbody" style:family="paragraph"/>
    <style:style style:name="P221" style:parent-style-name="Textbody" style:family="paragraph"/>
    <style:style style:name="P222" style:parent-style-name="Textbody" style:family="paragraph"/>
    <style:style style:name="P223" style:parent-style-name="Textbody" style:family="paragraph"/>
    <style:style style:name="P224" style:parent-style-name="Textbody" style:family="paragraph"/>
    <style:style style:name="P225" style:parent-style-name="Textbody" style:family="paragraph"/>
    <style:style style:name="P226" style:parent-style-name="Textbody" style:family="paragraph"/>
    <style:style style:name="P227" style:parent-style-name="Textbody" style:family="paragraph"/>
    <style:style style:name="P228" style:parent-style-name="Textbody" style:family="paragraph"/>
    <style:style style:name="P229" style:parent-style-name="Textbody" style:family="paragraph"/>
    <style:style style:name="P230" style:parent-style-name="Textbody" style:family="paragraph">
      <style:text-properties fo:font-weight="bold" style:font-weight-asian="bold"/>
    </style:style>
    <style:style style:name="P231" style:parent-style-name="Textbody" style:family="paragraph"/>
    <style:style style:name="P232" style:parent-style-name="Textbody" style:family="paragraph"/>
    <style:style style:name="P233" style:parent-style-name="Textbody" style:family="paragraph"/>
    <style:style style:name="P234" style:parent-style-name="Textbody" style:family="paragraph"/>
    <style:style style:name="P235" style:parent-style-name="Textbody" style:family="paragraph"/>
    <style:style style:name="P236" style:parent-style-name="Textbody" style:family="paragraph"/>
    <style:style style:name="P237" style:parent-style-name="Textbody" style:family="paragraph"/>
    <style:style style:name="P238" style:parent-style-name="Textbody" style:family="paragraph"/>
    <style:style style:name="P239" style:parent-style-name="Textbody" style:family="paragraph"/>
    <style:style style:name="P240" style:parent-style-name="Textbody" style:family="paragraph"/>
    <style:style style:name="P241" style:parent-style-name="Textbody" style:family="paragraph"/>
    <style:style style:name="P242" style:parent-style-name="Textbody" style:family="paragraph"/>
    <style:style style:name="P243" style:parent-style-name="Textbody" style:family="paragraph"/>
    <style:style style:name="P244" style:parent-style-name="Textbody" style:family="paragraph"/>
    <style:style style:name="P245" style:parent-style-name="Textbody" style:family="paragraph"/>
    <style:style style:name="P246" style:parent-style-name="Textbody" style:family="paragraph"/>
    <style:style style:name="P247" style:parent-style-name="Textbody" style:family="paragraph"/>
    <style:style style:name="P248" style:parent-style-name="Textbody" style:family="paragraph"/>
    <style:style style:name="P249" style:parent-style-name="Textbody" style:family="paragraph"/>
    <style:style style:name="P250" style:parent-style-name="Textbody" style:family="paragraph"/>
    <style:style style:name="P251" style:parent-style-name="Textbody" style:family="paragraph"/>
    <style:style style:name="P252" style:parent-style-name="Textbody" style:family="paragraph"/>
    <style:style style:name="P253" style:parent-style-name="Textbody" style:family="paragraph"/>
    <style:style style:name="P254" style:parent-style-name="Textbody" style:family="paragraph"/>
    <style:style style:name="P255" style:parent-style-name="Textbody" style:family="paragraph"/>
    <style:style style:name="P256" style:parent-style-name="Textbody" style:family="paragraph"/>
    <style:style style:name="P257" style:parent-style-name="Textbody" style:family="paragraph"/>
    <style:style style:name="P258" style:parent-style-name="Textbody" style:family="paragraph"/>
    <style:style style:name="P259" style:parent-style-name="Textbody" style:family="paragraph"/>
    <style:style style:name="P260" style:parent-style-name="Textbody" style:family="paragraph"/>
    <style:style style:name="P261" style:parent-style-name="Textbody" style:family="paragraph"/>
    <style:style style:name="P262" style:parent-style-name="Textbody" style:family="paragraph"/>
    <style:style style:name="P263" style:parent-style-name="Textbody" style:family="paragraph"/>
    <style:style style:name="P264" style:parent-style-name="Textbody" style:family="paragraph"/>
    <style:style style:name="P265" style:parent-style-name="Textbody" style:family="paragraph"/>
    <style:style style:name="P266" style:parent-style-name="Textbody" style:family="paragraph"/>
    <style:style style:name="P267" style:parent-style-name="Textbody" style:family="paragraph"/>
    <style:style style:name="P268" style:parent-style-name="Textbody" style:family="paragraph"/>
    <style:style style:name="P269" style:parent-style-name="Textbody" style:family="paragraph"/>
    <style:style style:name="P270" style:parent-style-name="Textbody" style:family="paragraph"/>
    <style:style style:name="P271" style:parent-style-name="Textbody" style:family="paragraph"/>
    <style:style style:name="P272" style:parent-style-name="Textbody" style:family="paragraph"/>
    <style:style style:name="P273" style:parent-style-name="Textbody" style:family="paragraph"/>
    <style:style style:name="P274" style:parent-style-name="Textbody" style:family="paragraph"/>
    <style:style style:name="P275" style:parent-style-name="Textbody" style:family="paragraph"/>
    <style:style style:name="P276" style:parent-style-name="Textbody" style:family="paragraph"/>
    <style:style style:name="P277" style:parent-style-name="Textbody" style:family="paragraph"/>
    <style:style style:name="P278" style:parent-style-name="Textbody" style:family="paragraph"/>
    <style:style style:name="P279" style:parent-style-name="Textbody" style:family="paragraph"/>
    <style:style style:name="P280" style:parent-style-name="Textbody" style:family="paragraph"/>
    <style:style style:name="P281" style:parent-style-name="Textbody" style:family="paragraph"/>
    <style:style style:name="P282" style:parent-style-name="Textbody" style:family="paragraph"/>
    <style:style style:name="P283" style:parent-style-name="Textbody" style:family="paragraph"/>
    <style:style style:name="P284" style:parent-style-name="Textbody" style:family="paragraph"/>
    <style:style style:name="P285" style:parent-style-name="Textbody" style:family="paragraph"/>
    <style:style style:name="P286" style:parent-style-name="Textbody" style:family="paragraph"/>
    <style:style style:name="P287" style:parent-style-name="Textbody" style:family="paragraph"/>
    <style:style style:name="P288" style:parent-style-name="Textbody" style:family="paragraph"/>
    <style:style style:name="P289" style:parent-style-name="Textbody" style:family="paragraph"/>
    <style:style style:name="P290" style:parent-style-name="Textbody" style:family="paragraph"/>
    <style:style style:name="P291" style:parent-style-name="Heading2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line-height="125%"/>
    </style:style>
    <style:style style:name="P292" style:parent-style-name="Textbody" style:family="paragraph">
      <style:text-properties fo:font-weight="bold" style:font-weight-asian="bold"/>
    </style:style>
    <style:style style:name="P293" style:parent-style-name="Textbody" style:family="paragraph"/>
    <style:style style:name="P294" style:parent-style-name="Textbody" style:family="paragraph"/>
    <style:style style:name="P295" style:parent-style-name="Textbody" style:family="paragraph"/>
    <style:style style:name="P296" style:parent-style-name="Textbody" style:family="paragraph"/>
    <style:style style:name="P297" style:parent-style-name="Textbody" style:family="paragraph"/>
    <style:style style:name="P298" style:parent-style-name="Textbody" style:family="paragraph"/>
    <style:style style:name="P299" style:parent-style-name="Textbody" style:family="paragraph"/>
    <style:style style:name="P300" style:parent-style-name="Textbody" style:family="paragraph"/>
    <style:style style:name="P301" style:parent-style-name="Textbody" style:family="paragraph"/>
    <style:style style:name="P302" style:parent-style-name="Textbody" style:family="paragraph"/>
    <style:style style:name="P303" style:parent-style-name="Textbody" style:family="paragraph"/>
    <style:style style:name="P304" style:parent-style-name="Textbody" style:family="paragraph"/>
    <style:style style:name="P305" style:parent-style-name="Textbody" style:family="paragraph"/>
    <style:style style:name="P306" style:parent-style-name="Textbody" style:family="paragraph"/>
    <style:style style:name="P307" style:parent-style-name="Textbody" style:family="paragraph"/>
    <style:style style:name="P308" style:parent-style-name="Textbody" style:family="paragraph"/>
    <style:style style:name="P309" style:parent-style-name="Textbody" style:family="paragraph"/>
    <style:style style:name="P310" style:parent-style-name="Textbody" style:family="paragraph"/>
    <style:style style:name="P311" style:parent-style-name="Textbody" style:family="paragraph"/>
    <style:style style:name="P312" style:parent-style-name="Textbody" style:family="paragraph"/>
    <style:style style:name="P313" style:parent-style-name="Textbody" style:family="paragraph"/>
    <style:style style:name="P314" style:parent-style-name="Textbody" style:family="paragraph"/>
    <style:style style:name="P315" style:parent-style-name="Textbody" style:family="paragraph"/>
    <style:style style:name="P316" style:parent-style-name="Textbody" style:family="paragraph"/>
    <style:style style:name="P317" style:parent-style-name="Textbody" style:family="paragraph"/>
    <style:style style:name="P318" style:parent-style-name="Textbody" style:family="paragraph"/>
    <style:style style:name="P319" style:parent-style-name="Textbody" style:family="paragraph"/>
    <style:style style:name="P320" style:parent-style-name="Textbody" style:family="paragraph"/>
    <style:style style:name="P321" style:parent-style-name="Textbody" style:family="paragraph"/>
    <style:style style:name="P322" style:parent-style-name="Textbody" style:family="paragraph"/>
    <style:style style:name="P323" style:parent-style-name="Textbody" style:family="paragraph"/>
    <style:style style:name="P324" style:parent-style-name="Textbody" style:family="paragraph"/>
    <style:style style:name="P325" style:parent-style-name="Textbody" style:family="paragraph">
      <style:text-properties fo:font-weight="bold" style:font-weight-asian="bold"/>
    </style:style>
    <style:style style:name="P326" style:parent-style-name="Textbody" style:family="paragraph"/>
    <style:style style:name="P327" style:parent-style-name="Textbody" style:family="paragraph"/>
    <style:style style:name="P328" style:parent-style-name="Textbody" style:family="paragraph"/>
    <style:style style:name="P329" style:parent-style-name="Textbody" style:family="paragraph"/>
    <style:style style:name="P330" style:parent-style-name="Textbody" style:family="paragraph"/>
    <style:style style:name="P331" style:parent-style-name="Textbody" style:family="paragraph"/>
    <style:style style:name="P332" style:parent-style-name="Textbody" style:family="paragraph"/>
    <style:style style:name="P333" style:parent-style-name="Textbody" style:family="paragraph"/>
    <style:style style:name="P334" style:parent-style-name="Textbody" style:family="paragraph"/>
    <style:style style:name="P335" style:parent-style-name="Textbody" style:family="paragraph"/>
    <style:style style:name="P336" style:parent-style-name="Textbody" style:family="paragraph"/>
    <style:style style:name="P337" style:parent-style-name="Textbody" style:family="paragraph"/>
    <style:style style:name="P338" style:parent-style-name="Textbody" style:family="paragraph"/>
    <style:style style:name="P339" style:parent-style-name="Textbody" style:family="paragraph"/>
    <style:style style:name="P340" style:parent-style-name="Textbody" style:family="paragraph"/>
    <style:style style:name="P341" style:parent-style-name="Textbody" style:family="paragraph"/>
    <style:style style:name="P342" style:parent-style-name="Textbody" style:family="paragraph"/>
    <style:style style:name="P343" style:parent-style-name="Textbody" style:family="paragraph"/>
    <style:style style:name="P344" style:parent-style-name="Textbody" style:family="paragraph"/>
    <style:style style:name="P345" style:parent-style-name="Textbody" style:family="paragraph"/>
    <style:style style:name="P346" style:parent-style-name="Textbody" style:family="paragraph"/>
    <style:style style:name="P347" style:parent-style-name="Textbody" style:family="paragraph"/>
    <style:style style:name="P348" style:parent-style-name="Textbody" style:family="paragraph"/>
    <style:style style:name="P349" style:parent-style-name="Textbody" style:family="paragraph"/>
    <style:style style:name="P350" style:parent-style-name="Textbody" style:family="paragraph"/>
    <style:style style:name="P351" style:parent-style-name="Textbody" style:family="paragraph"/>
    <style:style style:name="P352" style:parent-style-name="Textbody" style:family="paragraph"/>
    <style:style style:name="P353" style:parent-style-name="Textbody" style:family="paragraph"/>
    <style:style style:name="P354" style:parent-style-name="Textbody" style:family="paragraph"/>
    <style:style style:name="P355" style:parent-style-name="Textbody" style:family="paragraph"/>
    <style:style style:name="P356" style:parent-style-name="Textbody" style:family="paragraph"/>
    <style:style style:name="P357" style:parent-style-name="Textbody" style:family="paragraph"/>
    <style:style style:name="P358" style:parent-style-name="Textbody" style:family="paragraph"/>
    <style:style style:name="P359" style:parent-style-name="Textbody" style:family="paragraph"/>
    <style:style style:name="P360" style:parent-style-name="Textbody" style:family="paragraph"/>
    <style:style style:name="P361" style:parent-style-name="Textbody" style:family="paragraph"/>
    <style:style style:name="P362" style:parent-style-name="Textbody" style:family="paragraph"/>
    <style:style style:name="P363" style:parent-style-name="Textbody" style:family="paragraph"/>
    <style:style style:name="P364" style:parent-style-name="Textbody" style:family="paragraph"/>
    <style:style style:name="P365" style:parent-style-name="Textbody" style:family="paragraph"/>
    <style:style style:name="P366" style:parent-style-name="Textbody" style:family="paragraph"/>
    <style:style style:name="P367" style:parent-style-name="Textbody" style:family="paragraph"/>
    <style:style style:name="P368" style:parent-style-name="Textbody" style:family="paragraph"/>
    <style:style style:name="P369" style:parent-style-name="Textbody" style:family="paragraph"/>
    <style:style style:name="P370" style:parent-style-name="Textbody" style:family="paragraph"/>
    <style:style style:name="P371" style:parent-style-name="Textbody" style:family="paragraph"/>
    <style:style style:name="P372" style:parent-style-name="Textbody" style:family="paragraph"/>
    <style:style style:name="P373" style:parent-style-name="Textbody" style:family="paragraph"/>
    <style:style style:name="P374" style:parent-style-name="Textbody" style:family="paragraph"/>
    <style:style style:name="P375" style:parent-style-name="Textbody" style:family="paragraph"/>
    <style:style style:name="P376" style:parent-style-name="Textbody" style:family="paragraph"/>
    <style:style style:name="P377" style:parent-style-name="Textbody" style:family="paragraph"/>
    <style:style style:name="P378" style:parent-style-name="Textbody" style:family="paragraph"/>
    <style:style style:name="P379" style:parent-style-name="Heading2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line-height="125%"/>
    </style:style>
    <style:style style:name="P380" style:parent-style-name="Textbody" style:family="paragraph">
      <style:text-properties fo:font-weight="bold" style:font-weight-asian="bold"/>
    </style:style>
    <style:style style:name="P381" style:parent-style-name="Textbody" style:family="paragraph"/>
    <style:style style:name="P382" style:parent-style-name="Textbody" style:family="paragraph"/>
    <style:style style:name="P383" style:parent-style-name="Textbody" style:family="paragraph"/>
    <style:style style:name="P384" style:parent-style-name="Textbody" style:family="paragraph"/>
    <style:style style:name="P385" style:parent-style-name="Textbody" style:family="paragraph"/>
    <style:style style:name="P386" style:parent-style-name="Textbody" style:family="paragraph"/>
    <style:style style:name="P387" style:parent-style-name="Textbody" style:family="paragraph"/>
    <style:style style:name="P388" style:parent-style-name="Textbody" style:family="paragraph"/>
    <style:style style:name="P389" style:parent-style-name="Textbody" style:family="paragraph"/>
    <style:style style:name="P390" style:parent-style-name="Textbody" style:family="paragraph"/>
    <style:style style:name="P391" style:parent-style-name="Textbody" style:family="paragraph"/>
    <style:style style:name="P392" style:parent-style-name="Textbody" style:family="paragraph"/>
    <style:style style:name="P393" style:parent-style-name="Textbody" style:family="paragraph"/>
    <style:style style:name="P394" style:parent-style-name="Textbody" style:family="paragraph"/>
    <style:style style:name="P395" style:parent-style-name="Textbody" style:family="paragraph"/>
    <style:style style:name="P396" style:parent-style-name="Textbody" style:family="paragraph"/>
    <style:style style:name="P397" style:parent-style-name="Textbody" style:family="paragraph"/>
    <style:style style:name="P398" style:parent-style-name="Textbody" style:family="paragraph"/>
    <style:style style:name="P399" style:parent-style-name="Textbody" style:family="paragraph"/>
    <style:style style:name="P400" style:parent-style-name="Textbody" style:family="paragraph"/>
    <style:style style:name="P401" style:parent-style-name="Textbody" style:family="paragraph"/>
    <style:style style:name="P402" style:parent-style-name="Textbody" style:family="paragraph"/>
    <style:style style:name="P403" style:parent-style-name="Textbody" style:family="paragraph"/>
    <style:style style:name="P404" style:parent-style-name="Textbody" style:family="paragraph"/>
    <style:style style:name="P405" style:parent-style-name="Textbody" style:family="paragraph"/>
    <style:style style:name="P406" style:parent-style-name="Textbody" style:family="paragraph"/>
    <style:style style:name="P407" style:parent-style-name="Textbody" style:family="paragraph"/>
    <style:style style:name="P408" style:parent-style-name="Textbody" style:family="paragraph"/>
    <style:style style:name="P409" style:parent-style-name="Textbody" style:family="paragraph"/>
    <style:style style:name="P410" style:parent-style-name="Textbody" style:family="paragraph"/>
    <style:style style:name="P411" style:parent-style-name="Textbody" style:family="paragraph"/>
    <style:style style:name="P412" style:parent-style-name="Textbody" style:family="paragraph"/>
    <style:style style:name="P413" style:parent-style-name="Textbody" style:family="paragraph"/>
    <style:style style:name="P414" style:parent-style-name="Textbody" style:family="paragraph"/>
    <style:style style:name="P415" style:parent-style-name="Textbody" style:family="paragraph"/>
    <style:style style:name="P416" style:parent-style-name="Textbody" style:family="paragraph"/>
    <style:style style:name="P417" style:parent-style-name="Textbody" style:family="paragraph"/>
    <style:style style:name="P418" style:parent-style-name="Textbody" style:family="paragraph"/>
    <style:style style:name="P419" style:parent-style-name="Textbody" style:family="paragraph"/>
    <style:style style:name="P420" style:parent-style-name="Textbody" style:family="paragraph"/>
    <style:style style:name="P421" style:parent-style-name="Textbody" style:family="paragraph"/>
    <style:style style:name="P422" style:parent-style-name="Textbody" style:family="paragraph"/>
    <style:style style:name="P423" style:parent-style-name="Textbody" style:family="paragraph"/>
    <style:style style:name="P424" style:parent-style-name="Textbody" style:family="paragraph"/>
    <style:style style:name="P425" style:parent-style-name="Textbody" style:family="paragraph"/>
    <style:style style:name="P426" style:parent-style-name="Textbody" style:family="paragraph"/>
    <style:style style:name="P427" style:parent-style-name="Textbody" style:family="paragraph">
      <style:text-properties fo:font-weight="bold" style:font-weight-asian="bold"/>
    </style:style>
    <style:style style:name="P428" style:parent-style-name="Textbody" style:family="paragraph"/>
    <style:style style:name="P429" style:parent-style-name="Textbody" style:family="paragraph"/>
    <style:style style:name="P430" style:parent-style-name="Textbody" style:family="paragraph"/>
    <style:style style:name="P431" style:parent-style-name="Textbody" style:family="paragraph"/>
    <style:style style:name="P432" style:parent-style-name="Textbody" style:family="paragraph"/>
    <style:style style:name="P433" style:parent-style-name="Textbody" style:family="paragraph"/>
    <style:style style:name="P434" style:parent-style-name="Textbody" style:family="paragraph"/>
    <style:style style:name="P435" style:parent-style-name="Textbody" style:family="paragraph"/>
    <style:style style:name="P436" style:parent-style-name="Textbody" style:family="paragraph"/>
    <style:style style:name="P437" style:parent-style-name="Textbody" style:family="paragraph"/>
    <style:style style:name="P438" style:parent-style-name="Textbody" style:family="paragraph"/>
    <style:style style:name="P439" style:parent-style-name="Textbody" style:family="paragraph"/>
    <style:style style:name="P440" style:parent-style-name="Textbody" style:family="paragraph"/>
    <style:style style:name="P441" style:parent-style-name="Textbody" style:family="paragraph"/>
    <style:style style:name="P442" style:parent-style-name="Textbody" style:family="paragraph"/>
    <style:style style:name="P443" style:parent-style-name="Textbody" style:family="paragraph"/>
    <style:style style:name="P444" style:parent-style-name="Textbody" style:family="paragraph"/>
    <style:style style:name="P445" style:parent-style-name="Textbody" style:family="paragraph"/>
    <style:style style:name="P446" style:parent-style-name="Textbody" style:family="paragraph"/>
    <style:style style:name="P447" style:parent-style-name="Textbody" style:family="paragraph"/>
    <style:style style:name="P448" style:parent-style-name="Textbody" style:family="paragraph"/>
    <style:style style:name="P449" style:parent-style-name="Textbody" style:family="paragraph"/>
    <style:style style:name="P450" style:parent-style-name="Textbody" style:family="paragraph"/>
    <style:style style:name="P451" style:parent-style-name="Textbody" style:family="paragraph"/>
    <style:style style:name="P452" style:parent-style-name="Textbody" style:family="paragraph"/>
    <style:style style:name="P453" style:parent-style-name="Textbody" style:family="paragraph"/>
    <style:style style:name="P454" style:parent-style-name="Textbody" style:family="paragraph"/>
    <style:style style:name="P455" style:parent-style-name="Textbody" style:family="paragraph"/>
    <style:style style:name="P456" style:parent-style-name="Textbody" style:family="paragraph"/>
    <style:style style:name="P457" style:parent-style-name="Textbody" style:family="paragraph"/>
    <style:style style:name="P458" style:parent-style-name="Textbody" style:family="paragraph"/>
    <style:style style:name="P459" style:parent-style-name="Textbody" style:family="paragraph"/>
    <style:style style:name="P460" style:parent-style-name="Textbody" style:family="paragraph"/>
    <style:style style:name="P461" style:parent-style-name="Textbody" style:family="paragraph"/>
    <style:style style:name="P462" style:parent-style-name="Textbody" style:family="paragraph"/>
    <style:style style:name="P463" style:parent-style-name="Textbody" style:family="paragraph"/>
    <style:style style:name="P464" style:parent-style-name="Textbody" style:family="paragraph"/>
    <style:style style:name="P465" style:parent-style-name="Textbody" style:family="paragraph"/>
    <style:style style:name="P466" style:parent-style-name="Textbody" style:family="paragraph"/>
    <style:style style:name="P467" style:parent-style-name="Textbody" style:family="paragraph"/>
    <style:style style:name="P468" style:parent-style-name="Textbody" style:family="paragraph"/>
    <style:style style:name="P469" style:parent-style-name="Textbody" style:family="paragraph"/>
    <style:style style:name="P470" style:parent-style-name="Textbody" style:family="paragraph"/>
    <style:style style:name="P471" style:parent-style-name="Textbody" style:family="paragraph"/>
    <style:style style:name="P472" style:parent-style-name="Textbody" style:family="paragraph"/>
    <style:style style:name="P473" style:parent-style-name="Textbody" style:family="paragraph"/>
    <style:style style:name="P474" style:parent-style-name="Textbody" style:family="paragraph"/>
    <style:style style:name="P475" style:parent-style-name="Textbody" style:family="paragraph"/>
    <style:style style:name="P476" style:parent-style-name="Textbody" style:family="paragraph"/>
    <style:style style:name="P477" style:parent-style-name="Textbody" style:family="paragraph">
      <style:text-properties fo:font-weight="bold" style:font-weight-asian="bold"/>
    </style:style>
    <style:style style:name="P478" style:parent-style-name="Textbody" style:family="paragraph"/>
    <style:style style:name="P479" style:parent-style-name="Textbody" style:family="paragraph"/>
    <style:style style:name="P480" style:parent-style-name="Textbody" style:family="paragraph"/>
    <style:style style:name="P481" style:parent-style-name="Textbody" style:family="paragraph"/>
    <style:style style:name="P482" style:parent-style-name="Textbody" style:family="paragraph"/>
    <style:style style:name="P483" style:parent-style-name="Textbody" style:family="paragraph"/>
    <style:style style:name="P484" style:parent-style-name="Textbody" style:family="paragraph"/>
    <style:style style:name="P485" style:parent-style-name="Textbody" style:family="paragraph"/>
    <style:style style:name="P486" style:parent-style-name="Textbody" style:family="paragraph"/>
    <style:style style:name="P487" style:parent-style-name="Textbody" style:family="paragraph"/>
    <style:style style:name="P488" style:parent-style-name="Textbody" style:family="paragraph"/>
    <style:style style:name="P489" style:parent-style-name="Textbody" style:family="paragraph"/>
    <style:style style:name="P490" style:parent-style-name="Textbody" style:family="paragraph"/>
    <style:style style:name="P491" style:parent-style-name="Textbody" style:family="paragraph"/>
    <style:style style:name="P492" style:parent-style-name="Textbody" style:family="paragraph"/>
    <style:style style:name="P493" style:parent-style-name="Textbody" style:family="paragraph"/>
    <style:style style:name="P494" style:parent-style-name="Textbody" style:family="paragraph"/>
    <style:style style:name="P495" style:parent-style-name="Textbody" style:family="paragraph"/>
    <style:style style:name="P496" style:parent-style-name="Textbody" style:family="paragraph"/>
    <style:style style:name="P497" style:parent-style-name="Textbody" style:family="paragraph"/>
    <style:style style:name="P498" style:parent-style-name="Textbody" style:family="paragraph"/>
    <style:style style:name="P499" style:parent-style-name="Textbody" style:family="paragraph"/>
    <style:style style:name="P500" style:parent-style-name="Textbody" style:family="paragraph"/>
    <style:style style:name="P501" style:parent-style-name="Textbody" style:family="paragraph"/>
    <style:style style:name="P502" style:parent-style-name="Textbody" style:family="paragraph"/>
    <style:style style:name="P503" style:parent-style-name="Textbody" style:family="paragraph"/>
    <style:style style:name="P504" style:parent-style-name="Textbody" style:family="paragraph"/>
    <style:style style:name="P505" style:parent-style-name="Textbody" style:family="paragraph"/>
    <style:style style:name="P506" style:parent-style-name="Textbody" style:family="paragraph"/>
    <style:style style:name="P507" style:parent-style-name="Textbody" style:family="paragraph"/>
    <style:style style:name="P508" style:parent-style-name="Textbody" style:family="paragraph"/>
    <style:style style:name="P509" style:parent-style-name="Textbody" style:family="paragraph"/>
    <style:style style:name="P510" style:parent-style-name="Textbody" style:family="paragraph"/>
    <style:style style:name="P511" style:parent-style-name="Textbody" style:family="paragraph"/>
    <style:style style:name="P512" style:parent-style-name="Textbody" style:family="paragraph"/>
    <style:style style:name="P513" style:parent-style-name="Textbody" style:family="paragraph"/>
    <style:style style:name="P514" style:parent-style-name="Textbody" style:family="paragraph"/>
    <style:style style:name="P515" style:parent-style-name="Textbody" style:family="paragraph"/>
    <style:style style:name="P516" style:parent-style-name="Textbody" style:family="paragraph"/>
    <style:style style:name="P517" style:parent-style-name="Textbody" style:family="paragraph"/>
    <style:style style:name="P518" style:parent-style-name="Textbody" style:family="paragraph"/>
    <style:style style:name="P519" style:parent-style-name="Textbody" style:family="paragraph"/>
    <style:style style:name="P520" style:parent-style-name="Textbody" style:family="paragraph"/>
    <style:style style:name="P521" style:parent-style-name="Textbody" style:family="paragraph"/>
    <style:style style:name="P522" style:parent-style-name="Textbody" style:family="paragraph"/>
    <style:style style:name="P523" style:parent-style-name="Textbody" style:family="paragraph"/>
    <style:style style:name="P524" style:parent-style-name="Textbody" style:family="paragraph"/>
    <style:style style:name="P525" style:parent-style-name="Textbody" style:family="paragraph"/>
    <style:style style:name="P526" style:parent-style-name="Textbody" style:family="paragraph"/>
    <style:style style:name="P527" style:parent-style-name="Textbody" style:family="paragraph"/>
    <style:style style:name="P528" style:parent-style-name="Textbody" style:family="paragraph">
      <style:text-properties fo:font-weight="bold" style:font-weight-asian="bold"/>
    </style:style>
    <style:style style:name="P529" style:parent-style-name="Textbody" style:family="paragraph"/>
    <style:style style:name="P530" style:parent-style-name="Textbody" style:family="paragraph"/>
    <style:style style:name="P531" style:parent-style-name="Textbody" style:family="paragraph"/>
    <style:style style:name="P532" style:parent-style-name="Textbody" style:family="paragraph"/>
    <style:style style:name="P533" style:parent-style-name="Textbody" style:family="paragraph"/>
    <style:style style:name="P534" style:parent-style-name="Textbody" style:family="paragraph"/>
    <style:style style:name="P535" style:parent-style-name="Textbody" style:family="paragraph"/>
    <style:style style:name="P536" style:parent-style-name="Textbody" style:family="paragraph"/>
    <style:style style:name="P537" style:parent-style-name="Textbody" style:family="paragraph"/>
    <style:style style:name="P538" style:parent-style-name="Textbody" style:family="paragraph"/>
    <style:style style:name="P539" style:parent-style-name="Textbody" style:family="paragraph"/>
    <style:style style:name="P540" style:parent-style-name="Textbody" style:family="paragraph"/>
    <style:style style:name="P541" style:parent-style-name="Textbody" style:family="paragraph"/>
    <style:style style:name="P542" style:parent-style-name="Textbody" style:family="paragraph"/>
    <style:style style:name="P543" style:parent-style-name="Textbody" style:family="paragraph"/>
    <style:style style:name="P544" style:parent-style-name="Textbody" style:family="paragraph"/>
    <style:style style:name="P545" style:parent-style-name="Textbody" style:family="paragraph"/>
    <style:style style:name="P546" style:parent-style-name="Textbody" style:family="paragraph"/>
    <style:style style:name="P547" style:parent-style-name="Textbody" style:family="paragraph"/>
    <style:style style:name="P548" style:parent-style-name="Textbody" style:family="paragraph"/>
    <style:style style:name="P549" style:parent-style-name="Textbody" style:family="paragraph"/>
    <style:style style:name="P550" style:parent-style-name="Textbody" style:family="paragraph"/>
    <style:style style:name="P551" style:parent-style-name="Textbody" style:family="paragraph"/>
    <style:style style:name="P552" style:parent-style-name="Textbody" style:family="paragraph"/>
    <style:style style:name="P553" style:parent-style-name="Textbody" style:family="paragraph"/>
    <style:style style:name="P554" style:parent-style-name="Textbody" style:family="paragraph"/>
    <style:style style:name="P555" style:parent-style-name="Textbody" style:family="paragraph"/>
    <style:style style:name="P556" style:parent-style-name="Textbody" style:family="paragraph"/>
    <style:style style:name="P557" style:parent-style-name="Textbody" style:family="paragraph"/>
    <style:style style:name="P558" style:parent-style-name="Textbody" style:family="paragraph"/>
    <style:style style:name="P559" style:parent-style-name="Textbody" style:family="paragraph"/>
    <style:style style:name="P560" style:parent-style-name="Textbody" style:family="paragraph"/>
    <style:style style:name="P561" style:parent-style-name="Textbody" style:family="paragraph"/>
    <style:style style:name="P562" style:parent-style-name="Textbody" style:family="paragraph"/>
    <style:style style:name="P563" style:parent-style-name="Textbody" style:family="paragraph"/>
    <style:style style:name="P564" style:parent-style-name="Textbody" style:family="paragraph"/>
    <style:style style:name="P565" style:parent-style-name="Textbody" style:family="paragraph"/>
    <style:style style:name="P566" style:parent-style-name="Textbody" style:family="paragraph"/>
    <style:style style:name="P567" style:parent-style-name="Textbody" style:family="paragraph"/>
    <style:style style:name="P568" style:parent-style-name="Textbody" style:family="paragraph"/>
    <style:style style:name="P569" style:parent-style-name="Textbody" style:family="paragraph"/>
    <style:style style:name="P570" style:parent-style-name="Textbody" style:family="paragraph"/>
    <style:style style:name="P571" style:parent-style-name="Textbody" style:family="paragraph"/>
    <style:style style:name="P572" style:parent-style-name="Textbody" style:family="paragraph"/>
    <style:style style:name="P573" style:parent-style-name="Textbody" style:family="paragraph"/>
    <style:style style:name="P574" style:parent-style-name="Textbody" style:family="paragraph"/>
    <style:style style:name="P575" style:parent-style-name="Textbody" style:family="paragraph"/>
    <style:style style:name="P576" style:parent-style-name="Textbody" style:family="paragraph"/>
    <style:style style:name="P577" style:parent-style-name="Textbody" style:family="paragraph"/>
    <style:style style:name="P578" style:parent-style-name="Textbody" style:family="paragraph"/>
    <style:style style:name="P579" style:parent-style-name="Textbody" style:family="paragraph"/>
    <style:style style:name="P580" style:parent-style-name="Textbody" style:family="paragraph"/>
    <style:style style:name="P581" style:parent-style-name="Textbody" style:family="paragraph"/>
    <style:style style:name="P582" style:parent-style-name="Textbody" style:family="paragraph"/>
    <style:style style:name="P583" style:parent-style-name="Textbody" style:family="paragraph"/>
    <style:style style:name="P584" style:parent-style-name="Textbody" style:family="paragraph"/>
    <style:style style:name="P585" style:parent-style-name="Textbody" style:family="paragraph"/>
    <style:style style:name="P586" style:parent-style-name="Textbody" style:family="paragraph"/>
    <style:style style:name="P587" style:parent-style-name="Textbody" style:family="paragraph"/>
    <style:style style:name="P588" style:parent-style-name="Textbody" style:family="paragraph"/>
    <style:style style:name="P589" style:parent-style-name="Heading2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line-height="125%"/>
    </style:style>
    <style:style style:name="S2" style:family="section">
      <style:section-properties fo:margin-left="0in" fo:margin-right="0in" style:writing-mode="lr-tb"/>
    </style:style>
    <style:style style:name="P590" style:parent-style-name="Standard" style:family="paragraph">
      <style:paragraph-properties fo:margin-bottom="0.196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5" draw:id="id0" draw:style-name="a0" draw:name="user-content-sql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4" draw:id="id1" draw:style-name="a1" draw:name="user-content-binary-search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3" draw:id="id2" draw:style-name="a2" draw:name="user-content-dynamic-programming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2" draw:id="id3" draw:style-name="a3" draw:name="user-content-graph-theory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251659264" draw:id="id4" draw:style-name="a4" draw:name="user-content-algorithm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251658240" draw:id="id5" draw:style-name="a5" draw:name="user-content-data-structure" text:anchor-type="paragraph" svg:x="-0.29173in" svg:y="0in" svg:width="0.29167in" svg:height="0.29167in" style:rel-width="scale" style:rel-height="scale"><draw:text-box><text:p text:style-name="Textbody"/></draw:text-box><svg:title/><svg:desc/></draw:frame><text:s/></text:p>
      <text:section text:name="Sect1" text:style-name="S1">
        <text:h text:style-name="P2" text:outline-level="2">Data Structure</text:h>
        <text:p text:style-name="P3">Data Structure I</text:p>
        <text:list text:style-name="LFO1" text:continue-numbering="true">
          <text:list-item>
            <text:p text:style-name="P4">0217. Contains Duplicate</text:p>
          </text:list-item>
          <text:list-item>
            <text:p text:style-name="P5">0053. Maximum Subarray</text:p>
          </text:list-item>
          <text:list-item>
            <text:p text:style-name="P6">0001. Two Sum</text:p>
          </text:list-item>
          <text:list-item>
            <text:p text:style-name="P7">0088. Merge Sorted Array</text:p>
          </text:list-item>
          <text:list-item>
            <text:p text:style-name="P8">0350. Intersection of Two Arrays II</text:p>
          </text:list-item>
          <text:list-item>
            <text:p text:style-name="P9">0121. Best Time to Buy and Sell Stock</text:p>
          </text:list-item>
          <text:list-item>
            <text:p text:style-name="P10">0566.<text:s/>Reshape the Matrix</text:p>
          </text:list-item>
          <text:list-item>
            <text:p text:style-name="P11">0118. Pascal's Triangle</text:p>
          </text:list-item>
          <text:list-item>
            <text:p text:style-name="P12">0036. Valid Sudoku</text:p>
          </text:list-item>
          <text:list-item>
            <text:p text:style-name="P13">0074. Search a 2D Matrix</text:p>
          </text:list-item>
          <text:list-item>
            <text:p text:style-name="P14">0387. First Unique Character in a String</text:p>
          </text:list-item>
          <text:list-item>
            <text:p text:style-name="P15">0383. Ransom Note</text:p>
          </text:list-item>
          <text:list-item>
            <text:p text:style-name="P16">0242. Valid Anagram</text:p>
          </text:list-item>
          <text:list-item>
            <text:p text:style-name="P17">0141. Linked List Cycle</text:p>
          </text:list-item>
          <text:list-item>
            <text:p text:style-name="P18">0021. Merge Two Sorted Lists</text:p>
          </text:list-item>
          <text:list-item>
            <text:p text:style-name="P19">0203. Remove Linked List Elements</text:p>
          </text:list-item>
          <text:list-item>
            <text:p text:style-name="P20">0206. Reverse Linked List</text:p>
          </text:list-item>
          <text:list-item>
            <text:p text:style-name="P21">0083. Remove Duplicates from Sorted List</text:p>
          </text:list-item>
          <text:list-item>
            <text:p text:style-name="P22">0020. Valid Parentheses</text:p>
          </text:list-item>
          <text:list-item>
            <text:p text:style-name="P23">0232. Implement Queue using Stacks</text:p>
          </text:list-item>
          <text:list-item>
            <text:p text:style-name="P24">0144. Binary Tree Preorder Traversal</text:p>
          </text:list-item>
          <text:list-item>
            <text:p text:style-name="P25">0094. Binary Tree Inorder Traversal</text:p>
          </text:list-item>
          <text:list-item>
            <text:p text:style-name="P26">0145. Binary Tree Postorder Traversal</text:p>
          </text:list-item>
          <text:list-item>
            <text:p text:style-name="P27">0102. Binary Tree<text:s/>Level Order Traversal</text:p>
          </text:list-item>
          <text:list-item>
            <text:p text:style-name="P28">0104. Maximum Depth of Binary Tree</text:p>
          </text:list-item>
          <text:list-item>
            <text:p text:style-name="P29">0101. Symmetric Tree</text:p>
          </text:list-item>
          <text:list-item>
            <text:p text:style-name="P30">0226. Invert Binary Tree</text:p>
          </text:list-item>
          <text:list-item>
            <text:p text:style-name="P31">0112. Path Sum</text:p>
          </text:list-item>
          <text:list-item>
            <text:p text:style-name="P32">0700. Search in a Binary Search Tree</text:p>
          </text:list-item>
          <text:list-item>
            <text:p text:style-name="P33">0701. Insert into a Binary Search Tree</text:p>
          </text:list-item>
          <text:list-item>
            <text:p text:style-name="P34">0098. Validate Binary Search Tree</text:p>
          </text:list-item>
          <text:list-item>
            <text:p text:style-name="P35">0653. Two Sum IV -<text:s/>Input is a BST</text:p>
          </text:list-item>
          <text:list-item>
            <text:p text:style-name="P36">0235. Lowest Common Ancestor of a Binary Search Tree</text:p>
          </text:list-item>
        </text:list>
        <text:p text:style-name="P37">Data Structure II</text:p>
        <text:list text:style-name="LFO2" text:continue-numbering="true">
          <text:list-item>
            <text:p text:style-name="P38">0136. Single Number</text:p>
          </text:list-item>
          <text:list-item>
            <text:p text:style-name="P39">0169. Majority Element</text:p>
          </text:list-item>
          <text:list-item>
            <text:p text:style-name="P40">0015. 3Sum</text:p>
          </text:list-item>
          <text:list-item>
            <text:p text:style-name="P41">0075. Sort Colors</text:p>
          </text:list-item>
          <text:list-item>
            <text:p text:style-name="P42">0056. Merge Intervals</text:p>
          </text:list-item>
          <text:list-item>
            <text:p text:style-name="P43">0706. Design HashMap</text:p>
          </text:list-item>
          <text:list-item>
            <text:p text:style-name="P44">0119. Pascal's Triangle II</text:p>
          </text:list-item>
          <text:list-item>
            <text:p text:style-name="P45">0048. Rotate Image</text:p>
          </text:list-item>
          <text:list-item>
            <text:p text:style-name="P46">0059. Spiral Matrix II</text:p>
          </text:list-item>
          <text:list-item>
            <text:p text:style-name="P47">0240. Search a 2D Matrix II</text:p>
          </text:list-item>
          <text:list-item>
            <text:p text:style-name="P48">0435. Non-overlapping Intervals</text:p>
          </text:list-item>
          <text:list-item>
            <text:p text:style-name="P49">0334. Increasing Triplet Subsequence</text:p>
          </text:list-item>
          <text:list-item>
            <text:p text:style-name="P50">0238. Product of Array Except Self</text:p>
          </text:list-item>
          <text:list-item>
            <text:p text:style-name="P51">0560. Subarray Sum Equals K</text:p>
          </text:list-item>
          <text:list-item>
            <text:p text:style-name="P52">0415. Add Strings</text:p>
          </text:list-item>
          <text:list-item>
            <text:p text:style-name="P53">0409. Longest Palindrome</text:p>
          </text:list-item>
          <text:list-item>
            <text:p text:style-name="P54">0290. Word Pattern</text:p>
          </text:list-item>
          <text:list-item>
            <text:p text:style-name="P55">0763.<text:s/>Partition Labels</text:p>
          </text:list-item>
          <text:list-item>
            <text:p text:style-name="P56">0049. Group Anagrams</text:p>
          </text:list-item>
          <text:list-item>
            <text:p text:style-name="P57">0043. Multiply Strings</text:p>
          </text:list-item>
          <text:list-item>
            <text:p text:style-name="P58">0187. Repeated DNA Sequences</text:p>
          </text:list-item>
          <text:list-item>
            <text:p text:style-name="P59">0005. Longest Palindromic Substring</text:p>
          </text:list-item>
          <text:list-item>
            <text:p text:style-name="P60">0002. Add Two Numbers</text:p>
          </text:list-item>
          <text:list-item>
            <text:p text:style-name="P61">0142. Linked List Cycle II</text:p>
          </text:list-item>
          <text:list-item>
            <text:p text:style-name="P62">0160. Intersection of Two Linked Lists</text:p>
          </text:list-item>
          <text:list-item>
            <text:p text:style-name="P63">0082. Remove Duplicates from Sorted List II</text:p>
          </text:list-item>
          <text:list-item>
            <text:p text:style-name="P64">0024. Swap Nodes in Pairs</text:p>
          </text:list-item>
          <text:list-item>
            <text:p text:style-name="P65">0707. Design Linked List</text:p>
          </text:list-item>
          <text:list-item>
            <text:p text:style-name="P66">0025. Reverse Nodes in k-Group</text:p>
          </text:list-item>
          <text:list-item>
            <text:p text:style-name="P67">0143. Reorder List</text:p>
          </text:list-item>
          <text:list-item>
            <text:p text:style-name="P68">0155. Min Stack</text:p>
          </text:list-item>
          <text:list-item>
            <text:p text:style-name="P69">1249. Minimum Remove to Make Valid Parentheses</text:p>
          </text:list-item>
          <text:list-item>
            <text:p text:style-name="P70">1823. Find the Winner of the Circular Game</text:p>
          </text:list-item>
          <text:list-item>
            <text:p text:style-name="P71">0108. Convert Sorted Array to Binary Search Tree</text:p>
          </text:list-item>
          <text:list-item>
            <text:p text:style-name="P72">0105. Construct Binary Tree from Preorder and Inorder Traversal</text:p>
          </text:list-item>
          <text:list-item>
            <text:p text:style-name="P73">0103. Binary Tree Zigzag Level Order Traversal</text:p>
          </text:list-item>
          <text:list-item>
            <text:p text:style-name="P74">0199. Binary Tree Right Side View</text:p>
          </text:list-item>
          <text:list-item>
            <text:p text:style-name="P75">0113. Path Sum II</text:p>
          </text:list-item>
          <text:list-item>
            <text:p text:style-name="P76">0450. Delete Node in a BST</text:p>
          </text:list-item>
          <text:list-item>
            <text:p text:style-name="P77">0230. Kth Smallest Element in a BST</text:p>
          </text:list-item>
          <text:list-item>
            <text:p text:style-name="P78">0173. Binary Search Tree Iterator</text:p>
          </text:list-item>
          <text:list-item>
            <text:p text:style-name="P79">0236. Lowest Common Ancestor of a Binary Tree</text:p>
          </text:list-item>
          <text:list-item>
            <text:p text:style-name="P80">0297. Serialize and Deserialize Binary Tree</text:p>
          </text:list-item>
          <text:list-item>
            <text:p text:style-name="P81">0997. Find the Town Judge</text:p>
          </text:list-item>
          <text:list-item>
            <text:p text:style-name="P82">1557. Minimum Number of Vertices to Reach All Nodes</text:p>
          </text:list-item>
          <text:list-item>
            <text:p text:style-name="P83">0841. Keys and Rooms</text:p>
          </text:list-item>
          <text:list-item>
            <text:p text:style-name="P84">0215. Kth Largest Element in an Array</text:p>
          </text:list-item>
          <text:list-item>
            <text:p text:style-name="P85">0347. Top K<text:s/>Frequent Elements</text:p>
          </text:list-item>
          <text:list-item>
            <text:p text:style-name="P86">0451. Sort Characters By Frequency</text:p>
          </text:list-item>
          <text:list-item>
            <text:p text:style-name="P87">0973. K Closest Points to Origin</text:p>
          </text:list-item>
        </text:list>
        <text:p text:style-name="P88">Data Structure III</text:p>
        <text:list text:style-name="LFO3" text:continue-numbering="true">
          <text:list-item>
            <text:p text:style-name="P89">0325. Maximum Size Subarray Sum Equals k</text:p>
          </text:list-item>
          <text:list-item>
            <text:p text:style-name="P90">1151. Minimum Swaps to Group All 1's Together</text:p>
          </text:list-item>
          <text:list-item>
            <text:p text:style-name="P91">1588. Sum of All Odd Length Subarrays</text:p>
          </text:list-item>
          <text:list-item>
            <text:p text:style-name="P92">0452. Minimum Number of Arrows to Burst Balloons</text:p>
          </text:list-item>
          <text:list-item>
            <text:p text:style-name="P93">0128. Longest Consecutive Sequence</text:p>
          </text:list-item>
          <text:list-item>
            <text:p text:style-name="P94">0454. 4Sum II</text:p>
          </text:list-item>
          <text:list-item>
            <text:p text:style-name="P95">0448. Find All Numbers Disappeared in an Array</text:p>
          </text:list-item>
          <text:list-item>
            <text:p text:style-name="P96">1427. Perform String Shifts</text:p>
          </text:list-item>
          <text:list-item>
            <text:p text:style-name="P97">0409. Longest Palindrome</text:p>
          </text:list-item>
          <text:list-item>
            <text:p text:style-name="P98">0187. Repeated DNA Sequences</text:p>
          </text:list-item>
          <text:list-item>
            <text:p text:style-name="P99">0005. Longest Palindromic Substring</text:p>
          </text:list-item>
          <text:list-item>
            <text:p text:style-name="P100">0044. Wildcard Matching</text:p>
          </text:list-item>
          <text:list-item>
            <text:p text:style-name="P101">0214. Shortest Palindrome</text:p>
          </text:list-item>
          <text:list-item>
            <text:p text:style-name="P102">1634. Add Two Polynomials Represented as Linked Lists</text:p>
          </text:list-item>
          <text:list-item>
            <text:p text:style-name="P103">0369. Plus One Linked List</text:p>
          </text:list-item>
          <text:list-item>
            <text:p text:style-name="P104">0148. Sort List</text:p>
          </text:list-item>
          <text:list-item>
            <text:p text:style-name="P105">0138. Copy List with Random Pointer</text:p>
          </text:list-item>
          <text:list-item>
            <text:p text:style-name="P106">0430. Flatten a Multilevel Doubly Linked List</text:p>
          </text:list-item>
          <text:list-item>
            <text:p text:style-name="P107">0281. Zigzag Iterator</text:p>
          </text:list-item>
          <text:list-item>
            <text:p text:style-name="P108">0394. Decode String</text:p>
          </text:list-item>
          <text:list-item>
            <text:p text:style-name="P109">0739. Daily Temperatures</text:p>
          </text:list-item>
          <text:list-item>
            <text:p text:style-name="P110">0042. Trapping Rain Water</text:p>
          </text:list-item>
          <text:list-item>
            <text:p text:style-name="P111">0402. Remove K Digits</text:p>
          </text:list-item>
          <text:list-item>
            <text:p text:style-name="P112">0456. 132 Pattern</text:p>
          </text:list-item>
          <text:list-item>
            <text:p text:style-name="P113">0084. Largest Rectangle in Histogram</text:p>
          </text:list-item>
          <text:list-item>
            <text:p text:style-name="P114">0862. Shortest Subarray with Sum at Least K</text:p>
          </text:list-item>
          <text:list-item>
            <text:p text:style-name="P115">1602. Find Nearest Right Node in Binary Tree</text:p>
          </text:list-item>
          <text:list-item>
            <text:p text:style-name="P116">1469. Find All The Lonely Nodes</text:p>
          </text:list-item>
          <text:list-item>
            <text:p text:style-name="P117">1522.<text:s/>Diameter of N-Ary Tree</text:p>
          </text:list-item>
          <text:list-item>
            <text:p text:style-name="P118">0337. House Robber III</text:p>
          </text:list-item>
          <text:list-item>
            <text:p text:style-name="P119">1325. Delete Leaves With a Given Value</text:p>
          </text:list-item>
          <text:list-item>
            <text:p text:style-name="P120">0366. Find Leaves of Binary Tree</text:p>
          </text:list-item>
          <text:list-item>
            <text:p text:style-name="P121">0124. Binary Tree Maximum Path Sum</text:p>
          </text:list-item>
          <text:list-item>
            <text:p text:style-name="P122">0968. Binary Tree Cameras</text:p>
          </text:list-item>
          <text:list-item>
            <text:p text:style-name="P123">0886. Possible Bipartition</text:p>
          </text:list-item>
          <text:list-item>
            <text:p text:style-name="P124">0787. Cheapest Flights Within K Stops</text:p>
          </text:list-item>
          <text:list-item>
            <text:p text:style-name="P125">0261. Graph Valid Tree</text:p>
          </text:list-item>
          <text:list-item>
            <text:p text:style-name="P126">0547. Number of Provinces</text:p>
          </text:list-item>
          <text:list-item>
            <text:p text:style-name="P127">0990. Satisfiability of Equality Equations</text:p>
          </text:list-item>
          <text:list-item>
            <text:p text:style-name="P128">1319. Number of Operations to Make Network Connected</text:p>
          </text:list-item>
          <text:list-item>
            <text:p text:style-name="P129">0305. Number of Islands II</text:p>
          </text:list-item>
          <text:list-item>
            <text:p text:style-name="P130">1579. Remove Max Number of Edges to Keep Graph Fully Traversable</text:p>
          </text:list-item>
          <text:list-item>
            <text:p text:style-name="P131">0323. Number of<text:s/>Connected Components in an Undirected Graph</text:p>
          </text:list-item>
          <text:list-item>
            <text:p text:style-name="P132">1101. The Earliest Moment When Everyone Become Friends</text:p>
          </text:list-item>
          <text:list-item>
            <text:p text:style-name="P133">0253. Meeting Rooms II</text:p>
          </text:list-item>
          <text:list-item>
            <text:p text:style-name="P134">0023. Merge k Sorted Lists</text:p>
          </text:list-item>
          <text:list-item>
            <text:p text:style-name="P135">0378. Kth Smallest Element in a Sorted Matrix</text:p>
          </text:list-item>
          <text:list-item>
            <text:p text:style-name="P136">0295. Find Median from Data Stream</text:p>
          </text:list-item>
          <text:list-item>
            <text:p text:style-name="P137">0358. Rearrange String k Distance Apart</text:p>
          </text:list-item>
          <text:list-item>
            <text:p text:style-name="P138">0759. Employee Free Time</text:p>
          </text:list-item>
          <text:list-item>
            <text:p text:style-name="P139">0218. The Skyline Problem</text:p>
          </text:list-item>
          <text:list-item>
            <text:p text:style-name="P140">1756. Design Most Recently Used Queue</text:p>
          </text:list-item>
          <text:list-item>
            <text:p text:style-name="P141">0729. My Calendar I</text:p>
          </text:list-item>
          <text:list-item>
            <text:p text:style-name="P142">1606. Find Servers That Handled Most Number of Requests</text:p>
          </text:list-item>
          <text:list-item>
            <text:p text:style-name="P143">0208. Implement Trie (Prefix Tree)</text:p>
          </text:list-item>
          <text:list-item>
            <text:p text:style-name="P144">0211. Design Add and Search Words Data<text:s/>Structure</text:p>
          </text:list-item>
          <text:list-item>
            <text:p text:style-name="P145">1858. Longest Word With All Prefixes</text:p>
          </text:list-item>
          <text:list-item>
            <text:p text:style-name="P146">0212. Word Search II</text:p>
          </text:list-item>
          <text:list-item>
            <text:p text:style-name="P147">0336. Palindrome Pairs</text:p>
          </text:list-item>
          <text:list-item>
            <text:p text:style-name="P148">0642. Design Search Autocomplete System</text:p>
          </text:list-item>
        </text:list>
        <text:h text:style-name="P149" text:outline-level="2">Algorithm</text:h>
        <text:p text:style-name="P150">Algorithm I</text:p>
        <text:list text:style-name="LFO4" text:continue-numbering="true">
          <text:list-item>
            <text:p text:style-name="P151">0704. Binary Search</text:p>
          </text:list-item>
          <text:list-item>
            <text:p text:style-name="P152">0278. First Bad Version</text:p>
          </text:list-item>
          <text:list-item>
            <text:p text:style-name="P153">0035. Search Insert Position</text:p>
          </text:list-item>
          <text:list-item>
            <text:p text:style-name="P154">0977. Squares of a Sorted Array</text:p>
          </text:list-item>
          <text:list-item>
            <text:p text:style-name="P155">0189. Rotate Array</text:p>
          </text:list-item>
          <text:list-item>
            <text:p text:style-name="P156">0283. Move Zeroes</text:p>
          </text:list-item>
          <text:list-item>
            <text:p text:style-name="P157">0167. Two Sum II - Input Array Is Sorted</text:p>
          </text:list-item>
          <text:list-item>
            <text:p text:style-name="P158">0344. Reverse String</text:p>
          </text:list-item>
          <text:list-item>
            <text:p text:style-name="P159">0557. Reverse Words in a String III</text:p>
          </text:list-item>
          <text:list-item>
            <text:p text:style-name="P160">0876. Middle of the Linked List</text:p>
          </text:list-item>
          <text:list-item>
            <text:p text:style-name="P161">0019. Remove Nth Node From End of List</text:p>
          </text:list-item>
          <text:list-item>
            <text:p text:style-name="P162">0003. Longest Substring Without Repeating Characters</text:p>
          </text:list-item>
          <text:list-item>
            <text:p text:style-name="P163">0567. Permutation in String</text:p>
          </text:list-item>
          <text:list-item>
            <text:p text:style-name="P164">0733. Flood Fill</text:p>
          </text:list-item>
          <text:list-item>
            <text:p text:style-name="P165">0695. Max Area of Island</text:p>
          </text:list-item>
          <text:list-item>
            <text:p text:style-name="P166">0617. Merge Two Binary Trees</text:p>
          </text:list-item>
          <text:list-item>
            <text:p text:style-name="P167">0116. Populating Next Right Pointers in Each Node</text:p>
          </text:list-item>
          <text:list-item>
            <text:p text:style-name="P168">0542. 01 Matrix</text:p>
          </text:list-item>
          <text:list-item>
            <text:p text:style-name="P169">0994. Rotting Oranges</text:p>
          </text:list-item>
          <text:list-item>
            <text:p text:style-name="P170">0021. Merge Two Sorted Lists</text:p>
          </text:list-item>
          <text:list-item>
            <text:p text:style-name="P171">0206. Reverse Linked List</text:p>
          </text:list-item>
          <text:list-item>
            <text:p text:style-name="P172">0077. Combinations</text:p>
          </text:list-item>
          <text:list-item>
            <text:p text:style-name="P173">0046. Permutations</text:p>
          </text:list-item>
          <text:list-item>
            <text:p text:style-name="P174">0784. Letter Case Permutation</text:p>
          </text:list-item>
          <text:list-item>
            <text:p text:style-name="P175">0070. Climbing Stairs</text:p>
          </text:list-item>
          <text:list-item>
            <text:p text:style-name="P176">0198. House Robber</text:p>
          </text:list-item>
          <text:list-item>
            <text:p text:style-name="P177">0120. Triangle</text:p>
          </text:list-item>
          <text:list-item>
            <text:p text:style-name="P178">0231. Power of Two</text:p>
          </text:list-item>
          <text:list-item>
            <text:p text:style-name="P179">0191. Number of 1 Bits</text:p>
          </text:list-item>
          <text:list-item>
            <text:p text:style-name="P180">0190. Reverse Bits</text:p>
          </text:list-item>
          <text:list-item>
            <text:p text:style-name="P181">0136. Single Number</text:p>
          </text:list-item>
        </text:list>
        <text:p text:style-name="P182">Algorithm II</text:p>
        <text:list text:style-name="LFO5" text:continue-numbering="true">
          <text:list-item>
            <text:p text:style-name="P183">0034. Find First and Last<text:s/>Position of Element in Sorted Array</text:p>
          </text:list-item>
          <text:list-item>
            <text:p text:style-name="P184">0033. Search in Rotated Sorted Array</text:p>
          </text:list-item>
          <text:list-item>
            <text:p text:style-name="P185">0074. Search a 2D Matrix</text:p>
          </text:list-item>
          <text:list-item>
            <text:p text:style-name="P186">0153. Find Minimum in Rotated Sorted Array</text:p>
          </text:list-item>
          <text:list-item>
            <text:p text:style-name="P187">0162. Find Peak Element</text:p>
          </text:list-item>
          <text:list-item>
            <text:p text:style-name="P188">0082. Remove Duplicates from Sorted List II</text:p>
          </text:list-item>
          <text:list-item>
            <text:p text:style-name="P189">0015. 3Sum</text:p>
          </text:list-item>
          <text:list-item>
            <text:p text:style-name="P190">0844. Backspace String Compare</text:p>
          </text:list-item>
          <text:list-item>
            <text:p text:style-name="P191">0986. Interval List Intersections</text:p>
          </text:list-item>
          <text:list-item>
            <text:p text:style-name="P192">0011. Container With Most Water</text:p>
          </text:list-item>
          <text:list-item>
            <text:p text:style-name="P193">0438. Find All Anagrams in a String</text:p>
          </text:list-item>
          <text:list-item>
            <text:p text:style-name="P194">0713. Subarray Product Less Than K</text:p>
          </text:list-item>
          <text:list-item>
            <text:p text:style-name="P195">0209. Minimum Size Subarray Sum</text:p>
          </text:list-item>
          <text:list-item>
            <text:p text:style-name="P196">0200. Number of Islands</text:p>
          </text:list-item>
          <text:list-item>
            <text:p text:style-name="P197">0547. Number of Provinces</text:p>
          </text:list-item>
          <text:list-item>
            <text:p text:style-name="P198">0117. Populating Next Right<text:s/>Pointers in Each Node II</text:p>
          </text:list-item>
          <text:list-item>
            <text:p text:style-name="P199">0572. Subtree of Another Tree</text:p>
          </text:list-item>
          <text:list-item>
            <text:p text:style-name="P200">1091. Shortest Path in Binary Matrix</text:p>
          </text:list-item>
          <text:list-item>
            <text:p text:style-name="P201">0130. Surrounded Regions</text:p>
          </text:list-item>
          <text:list-item>
            <text:p text:style-name="P202">0797. All Paths From Source to Target</text:p>
          </text:list-item>
          <text:list-item>
            <text:p text:style-name="P203">0078. Subsets</text:p>
          </text:list-item>
          <text:list-item>
            <text:p text:style-name="P204">0090. Subsets II</text:p>
          </text:list-item>
          <text:list-item>
            <text:p text:style-name="P205">0047. Permutations II</text:p>
          </text:list-item>
          <text:list-item>
            <text:p text:style-name="P206">0039. Combination Sum</text:p>
          </text:list-item>
          <text:list-item>
            <text:p text:style-name="P207">0040. Combination Sum II</text:p>
          </text:list-item>
          <text:list-item>
            <text:p text:style-name="P208">0017. Letter Combinations of a Phone Number</text:p>
          </text:list-item>
          <text:list-item>
            <text:p text:style-name="P209">0022. Generate Parentheses</text:p>
          </text:list-item>
          <text:list-item>
            <text:p text:style-name="P210">0079. Word Search</text:p>
          </text:list-item>
          <text:list-item>
            <text:p text:style-name="P211">0213. House Robber II</text:p>
          </text:list-item>
          <text:list-item>
            <text:p text:style-name="P212">0055. Jump Game</text:p>
          </text:list-item>
          <text:list-item>
            <text:p text:style-name="P213">0045. Jump Game II</text:p>
          </text:list-item>
          <text:list-item>
            <text:p text:style-name="P214">0062. Unique Paths</text:p>
          </text:list-item>
          <text:list-item>
            <text:p text:style-name="P215">0005. Longest Palindromic Substring</text:p>
          </text:list-item>
          <text:list-item>
            <text:p text:style-name="P216">0413. Arithmetic Slices</text:p>
          </text:list-item>
          <text:list-item>
            <text:p text:style-name="P217">0091. Decode Ways</text:p>
          </text:list-item>
          <text:list-item>
            <text:p text:style-name="P218">0139. Word Break</text:p>
          </text:list-item>
          <text:list-item>
            <text:p text:style-name="P219">0300. Longest Increasing Subsequence</text:p>
          </text:list-item>
          <text:list-item>
            <text:p text:style-name="P220">0673. Number of Longest Increasing Subsequence</text:p>
          </text:list-item>
          <text:list-item>
            <text:p text:style-name="P221">1143. Longest Common Subsequence</text:p>
          </text:list-item>
          <text:list-item>
            <text:p text:style-name="P222">0583. Delete Operation for Two Strings</text:p>
          </text:list-item>
          <text:list-item>
            <text:p text:style-name="P223">0072. Edit Distance</text:p>
          </text:list-item>
          <text:list-item>
            <text:p text:style-name="P224">0322. Coin Change</text:p>
          </text:list-item>
          <text:list-item>
            <text:p text:style-name="P225">0343. Integer Break</text:p>
          </text:list-item>
          <text:list-item>
            <text:p text:style-name="P226">0201. Bitwise AND of Numbers Range</text:p>
          </text:list-item>
          <text:list-item>
            <text:p text:style-name="P227">0384. Shuffle an Array</text:p>
          </text:list-item>
          <text:list-item>
            <text:p text:style-name="P228">0202. Happy Number</text:p>
          </text:list-item>
          <text:list-item>
            <text:p text:style-name="P229">0149. Max Points on a Line</text:p>
          </text:list-item>
        </text:list>
        <text:p text:style-name="P230">Algorithm III</text:p>
        <text:list text:style-name="LFO6" text:continue-numbering="true">
          <text:list-item>
            <text:p text:style-name="P231">1060. Missing Element in Sorted Array</text:p>
          </text:list-item>
          <text:list-item>
            <text:p text:style-name="P232">1901. Find a Peak Element II</text:p>
          </text:list-item>
          <text:list-item>
            <text:p text:style-name="P233">1231. Divide Chocolate</text:p>
          </text:list-item>
          <text:list-item>
            <text:p text:style-name="P234">1182. Shortest Distance to Target Color</text:p>
          </text:list-item>
          <text:list-item>
            <text:p text:style-name="P235">1229. Meeting Scheduler</text:p>
          </text:list-item>
          <text:list-item>
            <text:p text:style-name="P236">0287. Find the Duplicate Number</text:p>
          </text:list-item>
          <text:list-item>
            <text:p text:style-name="P237">0042. Trapping Rain Water</text:p>
          </text:list-item>
          <text:list-item>
            <text:p text:style-name="P238">1868. Product of Two Run-Length Encoded Arrays</text:p>
          </text:list-item>
          <text:list-item>
            <text:p text:style-name="P239">0159. Longest Substring with At Most Two Distinct Characters</text:p>
          </text:list-item>
          <text:list-item>
            <text:p text:style-name="P240">0340. Longest Substring with At Most K Distinct Characters</text:p>
          </text:list-item>
          <text:list-item>
            <text:p text:style-name="P241">1004. Max Consecutive Ones III</text:p>
          </text:list-item>
          <text:list-item>
            <text:p text:style-name="P242">0239. Sliding Window Maximum</text:p>
          </text:list-item>
          <text:list-item>
            <text:p text:style-name="P243">0076. Minimum Window Substring</text:p>
          </text:list-item>
          <text:list-item>
            <text:p text:style-name="P244">0286. Walls and Gates</text:p>
          </text:list-item>
          <text:list-item>
            <text:p text:style-name="P245">0417. Pacific Atlantic Water Flow</text:p>
          </text:list-item>
          <text:list-item>
            <text:p text:style-name="P246">1469. Find All The Lonely Nodes</text:p>
          </text:list-item>
          <text:list-item>
            <text:p text:style-name="P247">0582. Kill Process</text:p>
          </text:list-item>
          <text:list-item>
            <text:p text:style-name="P248">0863. All Nodes Distance K in Binary Tree</text:p>
          </text:list-item>
          <text:list-item>
            <text:p text:style-name="P249">0752. Open the Lock</text:p>
          </text:list-item>
          <text:list-item>
            <text:p text:style-name="P250">1319. Number of Operations to Make Network Connected</text:p>
          </text:list-item>
          <text:list-item>
            <text:p text:style-name="P251">1368. Minimum Cost to Make at Least One Valid Path in a Grid</text:p>
          </text:list-item>
          <text:list-item>
            <text:p text:style-name="P252">1192. Critical Connections in a Network</text:p>
          </text:list-item>
          <text:list-item>
            <text:p text:style-name="P253">0254. Factor Combinations</text:p>
          </text:list-item>
          <text:list-item>
            <text:p text:style-name="P254">0394. Decode String</text:p>
          </text:list-item>
          <text:list-item>
            <text:p text:style-name="P255">0051. N-Queens</text:p>
          </text:list-item>
          <text:list-item>
            <text:p text:style-name="P256">0037. Sudoku Solver</text:p>
          </text:list-item>
          <text:list-item>
            <text:p text:style-name="P257">0010. Regular Expression Matching</text:p>
          </text:list-item>
          <text:list-item>
            <text:p text:style-name="P258">0241. Different Ways to Add<text:s/>Parentheses</text:p>
          </text:list-item>
          <text:list-item>
            <text:p text:style-name="P259">0301. Remove Invalid Parentheses</text:p>
          </text:list-item>
          <text:list-item>
            <text:p text:style-name="P260">0489. Robot Room Cleaner</text:p>
          </text:list-item>
          <text:list-item>
            <text:p text:style-name="P261">0053. Maximum Subarray</text:p>
          </text:list-item>
          <text:list-item>
            <text:p text:style-name="P262">0004. Median of Two Sorted Arrays</text:p>
          </text:list-item>
          <text:list-item>
            <text:p text:style-name="P263">0315. Count of Smaller Numbers After Self</text:p>
          </text:list-item>
          <text:list-item>
            <text:p text:style-name="P264">0309. Best Time to Buy and Sell Stock with Cooldown</text:p>
          </text:list-item>
          <text:list-item>
            <text:p text:style-name="P265">0714. Best Time to Buy and Sell Stock with Transaction Fee</text:p>
          </text:list-item>
          <text:list-item>
            <text:p text:style-name="P266">0410. Split Array Largest Sum</text:p>
          </text:list-item>
          <text:list-item>
            <text:p text:style-name="P267">0337. House Robber III</text:p>
          </text:list-item>
          <text:list-item>
            <text:p text:style-name="P268">0221. Maximal Square</text:p>
          </text:list-item>
          <text:list-item>
            <text:p text:style-name="P269">0085. Maximal Rectangle</text:p>
          </text:list-item>
          <text:list-item>
            <text:p text:style-name="P270">0486. Predict the Winner</text:p>
          </text:list-item>
          <text:list-item>
            <text:p text:style-name="P271">0131. Palindrome Partitioning</text:p>
          </text:list-item>
          <text:list-item>
            <text:p text:style-name="P272">0132. Palindrome Partitioning II</text:p>
          </text:list-item>
          <text:list-item>
            <text:p text:style-name="P273">0416. Partition Equal Subset Sum</text:p>
          </text:list-item>
          <text:list-item>
            <text:p text:style-name="P274">0983.<text:s/>Minimum Cost For Tickets</text:p>
          </text:list-item>
          <text:list-item>
            <text:p text:style-name="P275">0123. Best Time to Buy and Sell Stock III</text:p>
          </text:list-item>
          <text:list-item>
            <text:p text:style-name="P276">0174. Dungeon Game</text:p>
          </text:list-item>
          <text:list-item>
            <text:p text:style-name="P277">0207. Course Schedule</text:p>
          </text:list-item>
          <text:list-item>
            <text:p text:style-name="P278">0210. Course Schedule II</text:p>
          </text:list-item>
          <text:list-item>
            <text:p text:style-name="P279">0310. Minimum Height Trees</text:p>
          </text:list-item>
          <text:list-item>
            <text:p text:style-name="P280">0329. Longest Increasing Path in a Matrix</text:p>
          </text:list-item>
          <text:list-item>
            <text:p text:style-name="P281">1136. Parallel Courses</text:p>
          </text:list-item>
          <text:list-item>
            <text:p text:style-name="P282">0269. Alien<text:s/>Dictionary</text:p>
          </text:list-item>
          <text:list-item>
            <text:p text:style-name="P283">0260. Single Number III</text:p>
          </text:list-item>
          <text:list-item>
            <text:p text:style-name="P284">0864. Shortest Path to Get All Keys</text:p>
          </text:list-item>
          <text:list-item>
            <text:p text:style-name="P285">0995. Minimum Number of K Consecutive Bit Flips</text:p>
          </text:list-item>
          <text:list-item>
            <text:p text:style-name="P286">1396. Design Underground System</text:p>
          </text:list-item>
          <text:list-item>
            <text:p text:style-name="P287">0146. LRU Cache</text:p>
          </text:list-item>
          <text:list-item>
            <text:p text:style-name="P288">0981. Time Based Key-Value Store</text:p>
          </text:list-item>
          <text:list-item>
            <text:p text:style-name="P289">0715. Range Module</text:p>
          </text:list-item>
          <text:list-item>
            <text:p text:style-name="P290">0460. LFU Cache</text:p>
          </text:list-item>
        </text:list>
        <text:h text:style-name="P291" text:outline-level="2">Graph Theory</text:h>
        <text:p text:style-name="P292">Graph Theory I</text:p>
        <text:list text:style-name="LFO7" text:continue-numbering="true">
          <text:list-item>
            <text:p text:style-name="P293">0733. Flood Fill</text:p>
          </text:list-item>
          <text:list-item>
            <text:p text:style-name="P294">0200. Number of Islands</text:p>
          </text:list-item>
          <text:list-item>
            <text:p text:style-name="P295">0695. Max Area of Island</text:p>
          </text:list-item>
          <text:list-item>
            <text:p text:style-name="P296">1254. Number of Closed Islands</text:p>
          </text:list-item>
          <text:list-item>
            <text:p text:style-name="P297">1020. Number of Enclaves</text:p>
          </text:list-item>
          <text:list-item>
            <text:p text:style-name="P298">1905. Count Sub Islands</text:p>
          </text:list-item>
          <text:list-item>
            <text:p text:style-name="P299">1162. As Far from Land as Possible</text:p>
          </text:list-item>
          <text:list-item>
            <text:p text:style-name="P300">0417. Pacific Atlantic Water Flow</text:p>
          </text:list-item>
          <text:list-item>
            <text:p text:style-name="P301">1091. Shortest Path in Binary Matrix</text:p>
          </text:list-item>
          <text:list-item>
            <text:p text:style-name="P302">0542. 01 Matrix</text:p>
          </text:list-item>
          <text:list-item>
            <text:p text:style-name="P303">0934. Shortest Bridge</text:p>
          </text:list-item>
          <text:list-item>
            <text:p text:style-name="P304">1926. Nearest Exit from Entrance in Maze</text:p>
          </text:list-item>
          <text:list-item>
            <text:p text:style-name="P305">0797. All Paths From Source to Target</text:p>
          </text:list-item>
          <text:list-item>
            <text:p text:style-name="P306">0841. Keys and Rooms</text:p>
          </text:list-item>
          <text:list-item>
            <text:p text:style-name="P307">0547. Number of Provinces</text:p>
          </text:list-item>
          <text:list-item>
            <text:p text:style-name="P308">1319. Number of Operations to Make Network Connected</text:p>
          </text:list-item>
          <text:list-item>
            <text:p text:style-name="P309">1376. Time Needed to Inform All<text:s/>Employees</text:p>
          </text:list-item>
          <text:list-item>
            <text:p text:style-name="P310">0802. Find Eventual Safe States</text:p>
          </text:list-item>
          <text:list-item>
            <text:p text:style-name="P311">1129. Shortest Path with Alternating Colors</text:p>
          </text:list-item>
          <text:list-item>
            <text:p text:style-name="P312">1466. Reorder Routes to Make All Paths Lead to the City Zero</text:p>
          </text:list-item>
          <text:list-item>
            <text:p text:style-name="P313">0847. Shortest Path Visiting All Nodes</text:p>
          </text:list-item>
          <text:list-item>
            <text:p text:style-name="P314">1306. Jump Game III</text:p>
          </text:list-item>
          <text:list-item>
            <text:p text:style-name="P315">1654. Minimum Jumps to Reach Home</text:p>
          </text:list-item>
          <text:list-item>
            <text:p text:style-name="P316">0365. Water and Jug Problem</text:p>
          </text:list-item>
          <text:list-item>
            <text:p text:style-name="P317">0433. Minimum Genetic Mutation</text:p>
          </text:list-item>
          <text:list-item>
            <text:p text:style-name="P318">0752. Open the Lock</text:p>
          </text:list-item>
          <text:list-item>
            <text:p text:style-name="P319">0127. Word Ladder</text:p>
          </text:list-item>
          <text:list-item>
            <text:p text:style-name="P320">0997. Find the Town Judge</text:p>
          </text:list-item>
          <text:list-item>
            <text:p text:style-name="P321">1557. Minimum Number of Vertices to Reach All Nodes</text:p>
          </text:list-item>
          <text:list-item>
            <text:p text:style-name="P322">1615. Maximal Network Rank</text:p>
          </text:list-item>
          <text:list-item>
            <text:p text:style-name="P323">0886. Possible Bipartition</text:p>
          </text:list-item>
          <text:list-item>
            <text:p text:style-name="P324">0785. Is Graph Bipartite?</text:p>
          </text:list-item>
        </text:list>
        <text:p text:style-name="P325">Graph<text:s/>Theory II</text:p>
        <text:list text:style-name="LFO8" text:continue-numbering="true">
          <text:list-item>
            <text:p text:style-name="P326">0261. Graph Valid Tree</text:p>
          </text:list-item>
          <text:list-item>
            <text:p text:style-name="P327">0684. Redundant Connection</text:p>
          </text:list-item>
          <text:list-item>
            <text:p text:style-name="P328">0685. Redundant Connection II</text:p>
          </text:list-item>
          <text:list-item>
            <text:p text:style-name="P329">1579. Remove Max Number of Edges to Keep Graph Fully Traversable</text:p>
          </text:list-item>
          <text:list-item>
            <text:p text:style-name="P330">1101. The Earliest Moment When Everyone Become Friends</text:p>
          </text:list-item>
          <text:list-item>
            <text:p text:style-name="P331">0990. Satisfiability of Equality Equations</text:p>
          </text:list-item>
          <text:list-item>
            <text:p text:style-name="P332">1061. Lexicographically Smallest Equivalent String</text:p>
          </text:list-item>
          <text:list-item>
            <text:p text:style-name="P333">0737. Sentence Similarity II</text:p>
          </text:list-item>
          <text:list-item>
            <text:p text:style-name="P334">1258. Synonymous Sentences</text:p>
          </text:list-item>
          <text:list-item>
            <text:p text:style-name="P335">1202. Smallest String With Swaps</text:p>
          </text:list-item>
          <text:list-item>
            <text:p text:style-name="P336">0721. Accounts Merge</text:p>
          </text:list-item>
          <text:list-item>
            <text:p text:style-name="P337">0839. Similar String Groups</text:p>
          </text:list-item>
          <text:list-item>
            <text:p text:style-name="P338">0305. Number of Islands II</text:p>
          </text:list-item>
          <text:list-item>
            <text:p text:style-name="P339">0924. Minimize Malware Spread</text:p>
          </text:list-item>
          <text:list-item>
            <text:p text:style-name="P340">0928.<text:s/>Minimize Malware Spread II</text:p>
          </text:list-item>
          <text:list-item>
            <text:p text:style-name="P341">1627. Graph Connectivity With Threshold</text:p>
          </text:list-item>
          <text:list-item>
            <text:p text:style-name="P342">1697. Checking Existence of Edge Length Limited Paths</text:p>
          </text:list-item>
          <text:list-item>
            <text:p text:style-name="P343">0352. Data Stream as Disjoint Intervals</text:p>
          </text:list-item>
          <text:list-item>
            <text:p text:style-name="P344">0207. Course Schedule</text:p>
          </text:list-item>
          <text:list-item>
            <text:p text:style-name="P345">0210. Course Schedule II</text:p>
          </text:list-item>
          <text:list-item>
            <text:p text:style-name="P346">0310. Minimum Height Trees</text:p>
          </text:list-item>
          <text:list-item>
            <text:p text:style-name="P347">1136. Parallel Courses</text:p>
          </text:list-item>
          <text:list-item>
            <text:p text:style-name="P348">0269. Alien Dictionary</text:p>
          </text:list-item>
          <text:list-item>
            <text:p text:style-name="P349">1857. Largest Color Value in a Directed Graph</text:p>
          </text:list-item>
          <text:list-item>
            <text:p text:style-name="P350">1591. Strange Printer II</text:p>
          </text:list-item>
          <text:list-item>
            <text:p text:style-name="P351">1203. Sort Items by Groups Respecting Dependencies</text:p>
          </text:list-item>
          <text:list-item>
            <text:p text:style-name="P352">1135. Connecting Cities With Minimum Cost</text:p>
          </text:list-item>
          <text:list-item>
            <text:p text:style-name="P353">1584. Min Cost to Connect All Points</text:p>
          </text:list-item>
          <text:list-item>
            <text:p text:style-name="P354">1168. Optimize Water Distribution in a Village</text:p>
          </text:list-item>
          <text:list-item>
            <text:p text:style-name="P355">0778. Swim in Rising Water</text:p>
          </text:list-item>
          <text:list-item>
            <text:p text:style-name="P356">1489. Find Critical and Pseudo-Critical Edges in Minimum Spanning Tree</text:p>
          </text:list-item>
          <text:list-item>
            <text:p text:style-name="P357">0787. Cheapest Flights Within K Stops</text:p>
          </text:list-item>
          <text:list-item>
            <text:p text:style-name="P358">1631. Path With Minimum Effort</text:p>
          </text:list-item>
          <text:list-item>
            <text:p text:style-name="P359">1514. Path with Maximum Probability</text:p>
          </text:list-item>
          <text:list-item>
            <text:p text:style-name="P360">1928. Minimum Cost to Reach Destination in Time</text:p>
          </text:list-item>
          <text:list-item>
            <text:p text:style-name="P361">1368. Minimum Cost to Make at Least One Valid Path in a Grid</text:p>
          </text:list-item>
          <text:list-item>
            <text:p text:style-name="P362">0743. Network Delay Time</text:p>
          </text:list-item>
          <text:list-item>
            <text:p text:style-name="P363">0505. The Maze II</text:p>
          </text:list-item>
          <text:list-item>
            <text:p text:style-name="P364">0499. The Maze III</text:p>
          </text:list-item>
          <text:list-item>
            <text:p text:style-name="P365">1334. Find the City With the Smallest Number of Neighbors at a Threshold Distance</text:p>
          </text:list-item>
          <text:list-item>
            <text:p text:style-name="P366">1462. Course Schedule IV</text:p>
          </text:list-item>
          <text:list-item>
            <text:p text:style-name="P367">1786.<text:s/>Number of Restricted Paths From First to Last Node</text:p>
          </text:list-item>
          <text:list-item>
            <text:p text:style-name="P368">0323. Number of Connected Components in an Undirected Graph</text:p>
          </text:list-item>
          <text:list-item>
            <text:p text:style-name="P369">0490. The Maze</text:p>
          </text:list-item>
          <text:list-item>
            <text:p text:style-name="P370">0317. Shortest Distance from All Buildings</text:p>
          </text:list-item>
          <text:list-item>
            <text:p text:style-name="P371">1263. Minimum Moves to Move a Box to Their Target Location</text:p>
          </text:list-item>
          <text:list-item>
            <text:p text:style-name="P372">1345. Jump Game IV</text:p>
          </text:list-item>
          <text:list-item>
            <text:p text:style-name="P373">0864. Shortest Path to Get All Keys</text:p>
          </text:list-item>
          <text:list-item>
            <text:p text:style-name="P374">0913. Cat and Mouse</text:p>
          </text:list-item>
          <text:list-item>
            <text:p text:style-name="P375">0694. Number of Distinct Islands</text:p>
          </text:list-item>
          <text:list-item>
            <text:p text:style-name="P376">0834. Sum of Distances in Tree</text:p>
          </text:list-item>
          <text:list-item>
            <text:p text:style-name="P377">1494. Parallel Courses II</text:p>
          </text:list-item>
          <text:list-item>
            <text:p text:style-name="P378">1192. Critical Connections in a Network</text:p>
          </text:list-item>
        </text:list>
        <text:h text:style-name="P379" text:outline-level="2">Dynamic Programming</text:h>
        <text:p text:style-name="P380">Dynamic Programming I</text:p>
        <text:list text:style-name="LFO9" text:continue-numbering="true">
          <text:list-item>
            <text:p text:style-name="P381">0509. Fibonacci Number</text:p>
          </text:list-item>
          <text:list-item>
            <text:p text:style-name="P382">1137. N-th Tribonacci Number</text:p>
          </text:list-item>
          <text:list-item>
            <text:p text:style-name="P383">0070. Climbing Stairs</text:p>
          </text:list-item>
          <text:list-item>
            <text:p text:style-name="P384">0746. Min Cost Climbing Stairs</text:p>
          </text:list-item>
          <text:list-item>
            <text:p text:style-name="P385">0198. House Robber</text:p>
          </text:list-item>
          <text:list-item>
            <text:p text:style-name="P386">0213. House Robber II</text:p>
          </text:list-item>
          <text:list-item>
            <text:p text:style-name="P387">0740. Delete and Earn</text:p>
          </text:list-item>
          <text:list-item>
            <text:p text:style-name="P388">0055. Jump Game</text:p>
          </text:list-item>
          <text:list-item>
            <text:p text:style-name="P389">0045. Jump Game II</text:p>
          </text:list-item>
          <text:list-item>
            <text:p text:style-name="P390">0053. Maximum Subarray</text:p>
          </text:list-item>
          <text:list-item>
            <text:p text:style-name="P391">0918. Maximum Sum Circular Subarray</text:p>
          </text:list-item>
          <text:list-item>
            <text:p text:style-name="P392">0152. Maximum<text:s/>Product Subarray</text:p>
          </text:list-item>
          <text:list-item>
            <text:p text:style-name="P393">1567. Maximum Length of Subarray With Positive Product</text:p>
          </text:list-item>
          <text:list-item>
            <text:p text:style-name="P394">1014. Best Sightseeing Pair</text:p>
          </text:list-item>
          <text:list-item>
            <text:p text:style-name="P395">0121. Best Time to Buy and Sell Stock</text:p>
          </text:list-item>
          <text:list-item>
            <text:p text:style-name="P396">0122. Best Time to Buy and Sell Stock II</text:p>
          </text:list-item>
          <text:list-item>
            <text:p text:style-name="P397">0309. Best Time to Buy and Sell Stock with Cooldown</text:p>
          </text:list-item>
          <text:list-item>
            <text:p text:style-name="P398">0714. Best Time to Buy and Sell Stock with Transaction Fee</text:p>
          </text:list-item>
          <text:list-item>
            <text:p text:style-name="P399">0139. Word Break</text:p>
          </text:list-item>
          <text:list-item>
            <text:p text:style-name="P400">0042. Trapping Rain Water</text:p>
          </text:list-item>
          <text:list-item>
            <text:p text:style-name="P401">0413. Arithmetic Slices</text:p>
          </text:list-item>
          <text:list-item>
            <text:p text:style-name="P402">0091. Decode Ways</text:p>
          </text:list-item>
          <text:list-item>
            <text:p text:style-name="P403">0264. Ugly Number II</text:p>
          </text:list-item>
          <text:list-item>
            <text:p text:style-name="P404">0096. Unique Binary Search Trees</text:p>
          </text:list-item>
          <text:list-item>
            <text:p text:style-name="P405">0118. Pascal's Triangle</text:p>
          </text:list-item>
          <text:list-item>
            <text:p text:style-name="P406">0119. Pascal's Triangle II</text:p>
          </text:list-item>
          <text:list-item>
            <text:p text:style-name="P407">0931. Minimum Falling Path Sum</text:p>
          </text:list-item>
          <text:list-item>
            <text:p text:style-name="P408">0120. Triangle</text:p>
          </text:list-item>
          <text:list-item>
            <text:p text:style-name="P409">1314. Matrix Block Sum</text:p>
          </text:list-item>
          <text:list-item>
            <text:p text:style-name="P410">0304. Range Sum Query 2D - Immutable</text:p>
          </text:list-item>
          <text:list-item>
            <text:p text:style-name="P411">0062. Unique Paths</text:p>
          </text:list-item>
          <text:list-item>
            <text:p text:style-name="P412">0063. Unique Paths II</text:p>
          </text:list-item>
          <text:list-item>
            <text:p text:style-name="P413">0064. Minimum Path Sum</text:p>
          </text:list-item>
          <text:list-item>
            <text:p text:style-name="P414">0221. Maximal Square</text:p>
          </text:list-item>
          <text:list-item>
            <text:p text:style-name="P415">0005. Longest Palindromic Substring</text:p>
          </text:list-item>
          <text:list-item>
            <text:p text:style-name="P416">0516. Longest Palindromic Subsequence</text:p>
          </text:list-item>
          <text:list-item>
            <text:p text:style-name="P417">0300. Longest Increasing Subsequence</text:p>
          </text:list-item>
          <text:list-item>
            <text:p text:style-name="P418">0376. Wiggle Subsequence</text:p>
          </text:list-item>
          <text:list-item>
            <text:p text:style-name="P419">0392. Is Subsequence</text:p>
          </text:list-item>
          <text:list-item>
            <text:p text:style-name="P420">1143. Longest Common Subsequence</text:p>
          </text:list-item>
          <text:list-item>
            <text:p text:style-name="P421">0072. Edit Distance</text:p>
          </text:list-item>
          <text:list-item>
            <text:p text:style-name="P422">0322. Coin Change</text:p>
          </text:list-item>
          <text:list-item>
            <text:p text:style-name="P423">0518. Coin Change 2</text:p>
          </text:list-item>
          <text:list-item>
            <text:p text:style-name="P424">0377. Combination Sum IV</text:p>
          </text:list-item>
          <text:list-item>
            <text:p text:style-name="P425">0343. Integer Break</text:p>
          </text:list-item>
          <text:list-item>
            <text:p text:style-name="P426">0279. Perfect Squares</text:p>
          </text:list-item>
        </text:list>
        <text:p text:style-name="P427">Dynamic Programming II</text:p>
        <text:list text:style-name="LFO10" text:continue-numbering="true">
          <text:list-item>
            <text:p text:style-name="P428">0509.<text:s/>Fibonacci Number</text:p>
          </text:list-item>
          <text:list-item>
            <text:p text:style-name="P429">0070. Climbing Stairs</text:p>
          </text:list-item>
          <text:list-item>
            <text:p text:style-name="P430">0746. Min Cost Climbing Stairs</text:p>
          </text:list-item>
          <text:list-item>
            <text:p text:style-name="P431">0053. Maximum Subarray</text:p>
          </text:list-item>
          <text:list-item>
            <text:p text:style-name="P432">0198. House Robber</text:p>
          </text:list-item>
          <text:list-item>
            <text:p text:style-name="P433">0213. House Robber II</text:p>
          </text:list-item>
          <text:list-item>
            <text:p text:style-name="P434">0256. Paint House</text:p>
          </text:list-item>
          <text:list-item>
            <text:p text:style-name="P435">0265. Paint House II</text:p>
          </text:list-item>
          <text:list-item>
            <text:p text:style-name="P436">0121. Best Time to Buy and Sell Stock</text:p>
          </text:list-item>
          <text:list-item>
            <text:p text:style-name="P437">0714. Best Time to Buy and Sell Stock with Transaction Fee</text:p>
          </text:list-item>
          <text:list-item>
            <text:p text:style-name="P438">0309. Best Time to Buy and Sell Stock with Cooldown</text:p>
          </text:list-item>
          <text:list-item>
            <text:p text:style-name="P439">0152. Maximum Product Subarray</text:p>
          </text:list-item>
          <text:list-item>
            <text:p text:style-name="P440">0487. Max Consecutive Ones II</text:p>
          </text:list-item>
          <text:list-item>
            <text:p text:style-name="P441">0376. Wiggle Subsequence</text:p>
          </text:list-item>
          <text:list-item>
            <text:p text:style-name="P442">1746. Maximum Subarray Sum After One Operation</text:p>
          </text:list-item>
          <text:list-item>
            <text:p text:style-name="P443">1230. Toss Strange Coins</text:p>
          </text:list-item>
          <text:list-item>
            <text:p text:style-name="P444">1143. Longest Common Subsequence</text:p>
          </text:list-item>
          <text:list-item>
            <text:p text:style-name="P445">1035. Uncrossed Lines</text:p>
          </text:list-item>
          <text:list-item>
            <text:p text:style-name="P446">0712. Minimum ASCII Delete Sum for Two Strings</text:p>
          </text:list-item>
          <text:list-item>
            <text:p text:style-name="P447">0300. Longest Increasing Subsequence</text:p>
          </text:list-item>
          <text:list-item>
            <text:p text:style-name="P448">0673. Number of Longest Increasing Subsequence</text:p>
          </text:list-item>
          <text:list-item>
            <text:p text:style-name="P449">1048. Longest String Chain</text:p>
          </text:list-item>
          <text:list-item>
            <text:p text:style-name="P450">0646. Maximum Length of Pair Chain</text:p>
          </text:list-item>
          <text:list-item>
            <text:p text:style-name="P451">0368. Largest Divisible Subset</text:p>
          </text:list-item>
          <text:list-item>
            <text:p text:style-name="P452">0647. Palindromic Substrings</text:p>
          </text:list-item>
          <text:list-item>
            <text:p text:style-name="P453">0005. Longest Palindromic Substring</text:p>
          </text:list-item>
          <text:list-item>
            <text:p text:style-name="P454">1055. Shortest Way to Form String</text:p>
          </text:list-item>
          <text:list-item>
            <text:p text:style-name="P455">0516. Longest Palindromic Subsequence</text:p>
          </text:list-item>
          <text:list-item>
            <text:p text:style-name="P456">0064. Minimum Path Sum</text:p>
          </text:list-item>
          <text:list-item>
            <text:p text:style-name="P457">0562. Longest Line of Consecutive One in Matrix</text:p>
          </text:list-item>
          <text:list-item>
            <text:p text:style-name="P458">1182. Shortest Distance to Target Color</text:p>
          </text:list-item>
          <text:list-item>
            <text:p text:style-name="P459">0343. Integer Break</text:p>
          </text:list-item>
          <text:list-item>
            <text:p text:style-name="P460">0238. Product of Array Except Self</text:p>
          </text:list-item>
          <text:list-item>
            <text:p text:style-name="P461">0139. Word Break</text:p>
          </text:list-item>
          <text:list-item>
            <text:p text:style-name="P462">0254. Factor Combinations</text:p>
          </text:list-item>
          <text:list-item>
            <text:p text:style-name="P463">0329. Longest Increasing Path in a Matrix</text:p>
          </text:list-item>
          <text:list-item>
            <text:p text:style-name="P464">0062. Unique Paths</text:p>
          </text:list-item>
          <text:list-item>
            <text:p text:style-name="P465">0063. Unique Paths II</text:p>
          </text:list-item>
          <text:list-item>
            <text:p text:style-name="P466">0576. Out of Boundary Paths</text:p>
          </text:list-item>
          <text:list-item>
            <text:p text:style-name="P467">0650. 2 Keys Keyboard</text:p>
          </text:list-item>
          <text:list-item>
            <text:p text:style-name="P468">0361. Bomb Enemy</text:p>
          </text:list-item>
          <text:list-item>
            <text:p text:style-name="P469">0096.<text:s/>Unique Binary Search Trees</text:p>
          </text:list-item>
          <text:list-item>
            <text:p text:style-name="P470">1130. Minimum Cost Tree From Leaf Values</text:p>
          </text:list-item>
          <text:list-item>
            <text:p text:style-name="P471">0322. Coin Change</text:p>
          </text:list-item>
          <text:list-item>
            <text:p text:style-name="P472">0518. Coin Change 2</text:p>
          </text:list-item>
          <text:list-item>
            <text:p text:style-name="P473">0039. Combination Sum</text:p>
          </text:list-item>
          <text:list-item>
            <text:p text:style-name="P474">0279. Perfect Squares</text:p>
          </text:list-item>
          <text:list-item>
            <text:p text:style-name="P475">0416. Partition Equal Subset Sum</text:p>
          </text:list-item>
          <text:list-item>
            <text:p text:style-name="P476">0494. Target Sum</text:p>
          </text:list-item>
        </text:list>
        <text:p text:style-name="P477">Dynamic Programming III</text:p>
        <text:list text:style-name="LFO11" text:continue-numbering="true">
          <text:list-item>
            <text:p text:style-name="P478">1884. Egg Drop With 2 Eggs<text:s/>and N Floors</text:p>
          </text:list-item>
          <text:list-item>
            <text:p text:style-name="P479">0887. Super Egg Drop</text:p>
          </text:list-item>
          <text:list-item>
            <text:p text:style-name="P480">0123. Best Time to Buy and Sell Stock III</text:p>
          </text:list-item>
          <text:list-item>
            <text:p text:style-name="P481">0188. Best Time to Buy and Sell Stock IV</text:p>
          </text:list-item>
          <text:list-item>
            <text:p text:style-name="P482">1751. Maximum Number of Events That Can Be Attended II</text:p>
          </text:list-item>
          <text:list-item>
            <text:p text:style-name="P483">1235. Maximum Profit in Job Scheduling</text:p>
          </text:list-item>
          <text:list-item>
            <text:p text:style-name="P484">1259. Handshakes That Don't Cross</text:p>
          </text:list-item>
          <text:list-item>
            <text:p text:style-name="P485">1478. Allocate Mailboxes</text:p>
          </text:list-item>
          <text:list-item>
            <text:p text:style-name="P486">0115. Distinct Subsequences</text:p>
          </text:list-item>
          <text:list-item>
            <text:p text:style-name="P487">0435. Non-overlapping Intervals</text:p>
          </text:list-item>
          <text:list-item>
            <text:p text:style-name="P488">0452. Minimum Number of Arrows to Burst Balloons</text:p>
          </text:list-item>
          <text:list-item>
            <text:p text:style-name="P489">0072. Edit Distance</text:p>
          </text:list-item>
          <text:list-item>
            <text:p text:style-name="P490">1682. Longest Palindromic Subsequence II</text:p>
          </text:list-item>
          <text:list-item>
            <text:p text:style-name="P491">1062. Longest Repeating Substring</text:p>
          </text:list-item>
          <text:list-item>
            <text:p text:style-name="P492">1092. Shortest Common Supersequence</text:p>
          </text:list-item>
          <text:list-item>
            <text:p text:style-name="P493">0010. Regular Expression Matching</text:p>
          </text:list-item>
          <text:list-item>
            <text:p text:style-name="P494">1216. Valid Palindrome III</text:p>
          </text:list-item>
          <text:list-item>
            <text:p text:style-name="P495">0727. Minimum Window Subsequence</text:p>
          </text:list-item>
          <text:list-item>
            <text:p text:style-name="P496">0741. Cherry Pickup</text:p>
          </text:list-item>
          <text:list-item>
            <text:p text:style-name="P497">1463. Cherry Pickup II</text:p>
          </text:list-item>
          <text:list-item>
            <text:p text:style-name="P498">0140. Word Break II</text:p>
          </text:list-item>
          <text:list-item>
            <text:p text:style-name="P499">0351. Android Unlock Patterns</text:p>
          </text:list-item>
          <text:list-item>
            <text:p text:style-name="P500">0688. Knight Probability in Chessboard</text:p>
          </text:list-item>
          <text:list-item>
            <text:p text:style-name="P501">0750. Number Of Corner Rectangles</text:p>
          </text:list-item>
          <text:list-item>
            <text:p text:style-name="P502">0651. 4 Keys Keyboard</text:p>
          </text:list-item>
          <text:list-item>
            <text:p text:style-name="P503">0634. Find the Derangement of An Array</text:p>
          </text:list-item>
          <text:list-item>
            <text:p text:style-name="P504">1692. Count Ways to Distribute Candies</text:p>
          </text:list-item>
          <text:list-item>
            <text:p text:style-name="P505">0418. Sentence Screen Fitting</text:p>
          </text:list-item>
          <text:list-item>
            <text:p text:style-name="P506">0312. Burst Balloons</text:p>
          </text:list-item>
          <text:list-item>
            <text:p text:style-name="P507">1246. Palindrome Removal</text:p>
          </text:list-item>
          <text:list-item>
            <text:p text:style-name="P508">0040. Combination Sum II</text:p>
          </text:list-item>
          <text:list-item>
            <text:p text:style-name="P509">0983. Minimum Cost For Tickets</text:p>
          </text:list-item>
          <text:list-item>
            <text:p text:style-name="P510">1049. Last Stone<text:s/>Weight II</text:p>
          </text:list-item>
          <text:list-item>
            <text:p text:style-name="P511">0879. Profitable Schemes</text:p>
          </text:list-item>
          <text:list-item>
            <text:p text:style-name="P512">0486. Predict the Winner</text:p>
          </text:list-item>
          <text:list-item>
            <text:p text:style-name="P513">1406. Stone Game III</text:p>
          </text:list-item>
          <text:list-item>
            <text:p text:style-name="P514">1510. Stone Game IV</text:p>
          </text:list-item>
          <text:list-item>
            <text:p text:style-name="P515">0464. Can I Win</text:p>
          </text:list-item>
          <text:list-item>
            <text:p text:style-name="P516">1140. Stone Game II</text:p>
          </text:list-item>
          <text:list-item>
            <text:p text:style-name="P517">0698. Partition to K Equal Sum Subsets</text:p>
          </text:list-item>
          <text:list-item>
            <text:p text:style-name="P518">1066. Campus Bikes II</text:p>
          </text:list-item>
          <text:list-item>
            <text:p text:style-name="P519">1434. Number of Ways to Wear Different Hats to Each<text:s/>Other</text:p>
          </text:list-item>
          <text:list-item>
            <text:p text:style-name="P520">0902. Numbers At Most N Given Digit Set</text:p>
          </text:list-item>
          <text:list-item>
            <text:p text:style-name="P521">0600. Non-negative Integers without Consecutive Ones</text:p>
          </text:list-item>
          <text:list-item>
            <text:p text:style-name="P522">1067. Digit Count in Range</text:p>
          </text:list-item>
          <text:list-item>
            <text:p text:style-name="P523">0298. Binary Tree Longest Consecutive Sequence</text:p>
          </text:list-item>
          <text:list-item>
            <text:p text:style-name="P524">0549. Binary Tree Longest Consecutive Sequence II</text:p>
          </text:list-item>
          <text:list-item>
            <text:p text:style-name="P525">0333. Largest BST Subtree</text:p>
          </text:list-item>
          <text:list-item>
            <text:p text:style-name="P526">1273. Delete Tree Nodes</text:p>
          </text:list-item>
          <text:list-item>
            <text:p text:style-name="P527">0568. Maximum Vacation Days</text:p>
          </text:list-item>
        </text:list>
        <text:p text:style-name="P528">Dynamic Programming IV</text:p>
        <text:list text:style-name="LFO12" text:continue-numbering="true">
          <text:list-item>
            <text:p text:style-name="P529">0123. Best Time to Buy and Sell Stock III</text:p>
          </text:list-item>
          <text:list-item>
            <text:p text:style-name="P530">0188. Best Time to Buy and Sell Stock IV</text:p>
          </text:list-item>
          <text:list-item>
            <text:p text:style-name="P531">1751. Maximum Number of Events That Can Be Attended II</text:p>
          </text:list-item>
          <text:list-item>
            <text:p text:style-name="P532">1235. Maximum Profit in Job Scheduling</text:p>
          </text:list-item>
          <text:list-item>
            <text:p text:style-name="P533">1259.<text:s/>Handshakes That Don't Cross</text:p>
          </text:list-item>
          <text:list-item>
            <text:p text:style-name="P534">1478. Allocate Mailboxes</text:p>
          </text:list-item>
          <text:list-item>
            <text:p text:style-name="P535">0032. Longest Valid Parentheses</text:p>
          </text:list-item>
          <text:list-item>
            <text:p text:style-name="P536">1105. Filling Bookcase Shelves</text:p>
          </text:list-item>
          <text:list-item>
            <text:p text:style-name="P537">1277. Count Square Submatrices with All Ones</text:p>
          </text:list-item>
          <text:list-item>
            <text:p text:style-name="P538">0361. Bomb Enemy</text:p>
          </text:list-item>
          <text:list-item>
            <text:p text:style-name="P539">1155. Number of Dice Rolls With Target Sum</text:p>
          </text:list-item>
          <text:list-item>
            <text:p text:style-name="P540">1269. Number of Ways to Stay in the Same Place After Some Steps</text:p>
          </text:list-item>
          <text:list-item>
            <text:p text:style-name="P541">1575. Count All Possible Routes</text:p>
          </text:list-item>
          <text:list-item>
            <text:p text:style-name="P542">1639. Number of Ways to Form a Target String Given a Dictionary</text:p>
          </text:list-item>
          <text:list-item>
            <text:p text:style-name="P543">0940. Distinct Subsequences II</text:p>
          </text:list-item>
          <text:list-item>
            <text:p text:style-name="P544">1866. Number of Ways to Rearrange Sticks With K Sticks Visible</text:p>
          </text:list-item>
          <text:list-item>
            <text:p text:style-name="P545">1420. Build Array Where You Can Find The Maximum Exactly K Comparisons</text:p>
          </text:list-item>
          <text:list-item>
            <text:p text:style-name="P546">0688. Knight Probability in Chessboard</text:p>
          </text:list-item>
          <text:list-item>
            <text:p text:style-name="P547">0837. New 21 Game</text:p>
          </text:list-item>
          <text:list-item>
            <text:p text:style-name="P548">1547. Minimum Cost to Cut a Stick</text:p>
          </text:list-item>
          <text:list-item>
            <text:p text:style-name="P549">1312. Minimum Insertion Steps to Make a String Palindrome</text:p>
          </text:list-item>
          <text:list-item>
            <text:p text:style-name="P550">1278. Palindrome Partitioning III</text:p>
          </text:list-item>
          <text:list-item>
            <text:p text:style-name="P551">1000. Minimum Cost to Merge Stones</text:p>
          </text:list-item>
          <text:list-item>
            <text:p text:style-name="P552">0664. Strange Printer</text:p>
          </text:list-item>
          <text:list-item>
            <text:p text:style-name="P553">0546. Remove Boxes</text:p>
          </text:list-item>
          <text:list-item>
            <text:p text:style-name="P554">0294. Flip Game II</text:p>
          </text:list-item>
          <text:list-item>
            <text:p text:style-name="P555">1406. Stone Game III</text:p>
          </text:list-item>
          <text:list-item>
            <text:p text:style-name="P556">1510. Stone Game IV</text:p>
          </text:list-item>
          <text:list-item>
            <text:p text:style-name="P557">1140. Stone Game II</text:p>
          </text:list-item>
          <text:list-item>
            <text:p text:style-name="P558">0526. Beautiful Arrangement</text:p>
          </text:list-item>
          <text:list-item>
            <text:p text:style-name="P559">1879. Minimum XOR Sum of Two Arrays</text:p>
          </text:list-item>
          <text:list-item>
            <text:p text:style-name="P560">0980. Unique Paths III</text:p>
          </text:list-item>
          <text:list-item>
            <text:p text:style-name="P561">0847. Shortest Path Visiting All Nodes</text:p>
          </text:list-item>
          <text:list-item>
            <text:p text:style-name="P562">1125.<text:s/>Smallest Sufficient Team</text:p>
          </text:list-item>
          <text:list-item>
            <text:p text:style-name="P563">0691. Stickers to Spell Word</text:p>
          </text:list-item>
          <text:list-item>
            <text:p text:style-name="P564">1655. Distribute Repeating Integers</text:p>
          </text:list-item>
          <text:list-item>
            <text:p text:style-name="P565">1349. Maximum Students Taking Exam</text:p>
          </text:list-item>
          <text:list-item>
            <text:p text:style-name="P566">1434. Number of Ways to Wear Different Hats to Each Other</text:p>
          </text:list-item>
          <text:list-item>
            <text:p text:style-name="P567">1799. Maximize Score After N Operations</text:p>
          </text:list-item>
          <text:list-item>
            <text:p text:style-name="P568">1815. Maximum Number of<text:s/>Groups Getting Fresh Donuts</text:p>
          </text:list-item>
          <text:list-item>
            <text:p text:style-name="P569">1012. Numbers With Repeated Digits</text:p>
          </text:list-item>
          <text:list-item>
            <text:p text:style-name="P570">1067. Digit Count in Range</text:p>
          </text:list-item>
          <text:list-item>
            <text:p text:style-name="P571">0865. Smallest Subtree with all the Deepest Nodes</text:p>
          </text:list-item>
          <text:list-item>
            <text:p text:style-name="P572">1372. Longest ZigZag Path in a Binary Tree</text:p>
          </text:list-item>
          <text:list-item>
            <text:p text:style-name="P573">0894. All Possible Full Binary Trees</text:p>
          </text:list-item>
          <text:list-item>
            <text:p text:style-name="P574">0337. House Robber III</text:p>
          </text:list-item>
          <text:list-item>
            <text:p text:style-name="P575">0124. Binary Tree Maximum Path Sum</text:p>
          </text:list-item>
          <text:list-item>
            <text:p text:style-name="P576">1130. Minimum Cost Tree From Leaf Values</text:p>
          </text:list-item>
          <text:list-item>
            <text:p text:style-name="P577">0968. Binary Tree Cameras</text:p>
          </text:list-item>
          <text:list-item>
            <text:p text:style-name="P578">1483. Kth Ancestor of a Tree Node</text:p>
          </text:list-item>
          <text:list-item>
            <text:p text:style-name="P579">1425. Constrained Subsequence Sum</text:p>
          </text:list-item>
          <text:list-item>
            <text:p text:style-name="P580">0446. Arithmetic Slices II - Subsequence</text:p>
          </text:list-item>
          <text:list-item>
            <text:p text:style-name="P581">0975. Odd Even Jump</text:p>
          </text:list-item>
          <text:list-item>
            <text:p text:style-name="P582">1687. Delivering Boxes from Storage to Ports</text:p>
          </text:list-item>
          <text:list-item>
            <text:p text:style-name="P583">1055. Shortest Way to Form String</text:p>
          </text:list-item>
          <text:list-item>
            <text:p text:style-name="P584">0174. Dungeon Game</text:p>
          </text:list-item>
          <text:list-item>
            <text:p text:style-name="P585">0514. Freedom Trail</text:p>
          </text:list-item>
          <text:list-item>
            <text:p text:style-name="P586">1473. Paint House III</text:p>
          </text:list-item>
          <text:list-item>
            <text:p text:style-name="P587">0471. Encode String with Shortest Length</text:p>
          </text:list-item>
          <text:list-item>
            <text:p text:style-name="P588">1240. Tiling a Rectangle with the Fewest Squares</text:p>
          </text:list-item>
        </text:list>
        <text:h text:style-name="P589" text:outline-level="2"/>
      </text:section>
      <text:section text:name="Sect2" text:style-name="S2">
        <text:p text:style-name="P590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ARIHARAPRASAD R</meta:initial-creator>
    <dc:creator>Hariharaprasad R</dc:creator>
    <meta:creation-date>2025-07-03T07:48:00Z</meta:creation-date>
    <dc:date>2025-07-14T16:48:00Z</dc:date>
    <meta:print-date>2025-07-09T15:44:00Z</meta:print-date>
    <meta:template xlink:href="Normal" xlink:type="simple"/>
    <meta:editing-cycles>6</meta:editing-cycles>
    <meta:editing-duration>PT34740S</meta:editing-duration>
    <meta:document-statistic meta:page-count="1" meta:paragraph-count="36" meta:word-count="2736" meta:character-count="18301" meta:row-count="130" meta:non-whitespace-character-count="15601"/>
  </office:meta>
</office:document-meta>
</file>